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Helvetica Neue" svg:font-family="'Helvetica Neue', Helvetica, Arial, Oxygen-Sans, Roboto, Ubuntu, sans-serif"/>
    <style:font-face style:name="Lucida Console1" svg:font-family="'Lucida Console', 'Andale Mono', Menlo, 'Courier New', Courier, monospace"/>
    <style:font-face style:name="Palatino" svg:font-family="Palatino, 'Palatino Linotype', Georgia, serif"/>
    <style:font-face style:name="Arial3" svg:font-family="Arial" style:font-family-generic="swiss"/>
    <style:font-face style:name="Courier New1" svg:font-family="'Courier New'" style:font-adornments="Normale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.176cm" fo:margin-bottom="0.176cm" loext:contextual-spacing="false" fo:text-indent="0cm" style:auto-text-indent="false"/>
    </style:style>
    <style:style style:name="P2" style:family="paragraph" style:parent-style-name="Normal_20__28_Web_29_">
      <style:paragraph-properties fo:margin-left="0cm" fo:margin-right="0cm" fo:margin-top="0.176cm" fo:margin-bottom="0.176cm" loext:contextual-spacing="false" fo:text-indent="0cm" style:auto-text-indent="false"/>
      <style:text-properties fo:language="en" fo:country="US"/>
    </style:style>
    <style:style style:name="P3" style:family="paragraph" style:parent-style-name="Normal_20__28_Web_29_">
      <style:paragraph-properties fo:margin-left="0cm" fo:margin-right="0cm" fo:margin-top="0.176cm" fo:margin-bottom="0.176cm" loext:contextual-spacing="false" fo:text-indent="0cm" style:auto-text-indent="false"/>
      <style:text-properties style:font-name="Times New Roman" fo:language="en" fo:country="US"/>
    </style:style>
    <style:style style:name="P4" style:family="paragraph" style:parent-style-name="Normal_20__28_Web_29_">
      <style:paragraph-properties fo:margin-left="0cm" fo:margin-right="0cm" fo:margin-top="0.176cm" fo:margin-bottom="0.176cm" loext:contextual-spacing="false" fo:text-indent="0cm" style:auto-text-indent="false"/>
      <style:text-properties style:font-name="Times New Roman" fo:language="en" fo:country="US" fo:font-weight="bold" style:font-weight-asian="bold"/>
    </style:style>
    <style:style style:name="P5" style:family="paragraph" style:parent-style-name="Normal_20__28_Web_29_">
      <style:paragraph-properties fo:margin-left="0cm" fo:margin-right="0cm" fo:margin-top="0.176cm" fo:margin-bottom="0.176cm" loext:contextual-spacing="false" fo:text-indent="0cm" style:auto-text-indent="false"/>
      <style:text-properties fo:color="#000080" style:font-name="Times New Roman" fo:font-weight="bold" style:font-weight-asian="bold"/>
    </style:style>
    <style:style style:name="P6" style:family="paragraph" style:parent-style-name="Normal_20__28_Web_29_">
      <style:paragraph-properties fo:margin-left="0cm" fo:margin-right="0cm" fo:margin-top="0.176cm" fo:margin-bottom="0.176cm" loext:contextual-spacing="false" fo:text-indent="0cm" style:auto-text-indent="false"/>
      <style:text-properties fo:color="#0030f2" style:font-name="Times New Roman"/>
    </style:style>
    <style:style style:name="P7" style:family="paragraph" style:parent-style-name="Normal_20__28_Web_29_">
      <style:paragraph-properties fo:margin-left="0cm" fo:margin-right="0cm" fo:margin-top="0.176cm" fo:margin-bottom="0.176cm" loext:contextual-spacing="false" fo:text-indent="0cm" style:auto-text-indent="false"/>
      <style:text-properties fo:color="#0030f2" style:font-name="Times New Roman" fo:language="en" fo:country="US"/>
    </style:style>
    <style:style style:name="P8" style:family="paragraph" style:parent-style-name="Normal_20__28_Web_29_">
      <style:paragraph-properties fo:margin-left="0cm" fo:margin-right="0cm" fo:margin-top="0.176cm" fo:margin-bottom="0.176cm" loext:contextual-spacing="false" fo:text-indent="0cm" style:auto-text-indent="false"/>
      <style:text-properties fo:color="#0030f2" fo:background-color="#ffff00"/>
    </style:style>
    <style:style style:name="P9" style:family="paragraph" style:parent-style-name="Normal_20__28_Web_29_">
      <style:paragraph-properties fo:margin-left="0cm" fo:margin-right="0cm" fo:margin-top="0.176cm" fo:margin-bottom="0.176cm" loext:contextual-spacing="false" fo:text-indent="0cm" style:auto-text-indent="false"/>
      <style:text-properties officeooo:paragraph-rsid="00112b19"/>
    </style:style>
    <style:style style:name="P10" style:family="paragraph" style:parent-style-name="Normal_20__28_Web_29_">
      <style:paragraph-properties fo:margin-left="0cm" fo:margin-right="0cm" fo:margin-top="0.176cm" fo:margin-bottom="0.176cm" loext:contextual-spacing="false" fo:text-indent="0cm" style:auto-text-indent="false"/>
      <style:text-properties officeooo:paragraph-rsid="003ef94f"/>
    </style:style>
    <style:style style:name="P11" style:family="paragraph" style:parent-style-name="Heading_20_1">
      <style:paragraph-properties fo:margin-left="0cm" fo:margin-right="0cm" fo:margin-top="0.176cm" fo:margin-bottom="0.176cm" loext:contextual-spacing="false" fo:text-indent="0cm" style:auto-text-indent="false"/>
      <style:text-properties style:font-name="Lucida Console"/>
    </style:style>
    <style:style style:name="P12" style:family="paragraph" style:parent-style-name="code1">
      <style:paragraph-properties fo:margin-left="0cm" fo:margin-right="0cm" fo:margin-top="0.176cm" fo:margin-bottom="0.176cm" loext:contextual-spacing="false" fo:text-indent="0cm" style:auto-text-indent="false"/>
    </style:style>
    <style:style style:name="P13" style:family="paragraph" style:parent-style-name="code1">
      <style:paragraph-properties fo:margin-left="0cm" fo:margin-right="0cm" fo:margin-top="0.176cm" fo:margin-bottom="0.176cm" loext:contextual-spacing="false" fo:text-indent="0cm" style:auto-text-indent="false"/>
      <style:text-properties style:font-name="Times New Roman" fo:language="en" fo:country="US"/>
    </style:style>
    <style:style style:name="P14" style:family="paragraph" style:parent-style-name="Normal_20__28_Web_29_">
      <style:paragraph-properties fo:margin-left="0cm" fo:margin-right="0cm" fo:margin-top="0.176cm" fo:margin-bottom="0.176cm" loext:contextual-spacing="false" fo:text-indent="0cm" style:auto-text-indent="false" fo:break-before="page"/>
      <style:text-properties style:font-name="Times New Roman" fo:language="en" fo:country="US" fo:font-weight="bold" style:font-weight-asian="bold"/>
    </style:style>
    <style:style style:name="P15" style:family="paragraph" style:parent-style-name="Normal_20__28_Web_29_">
      <style:paragraph-properties fo:margin-left="0cm" fo:margin-right="0cm" fo:margin-top="0.176cm" fo:margin-bottom="0.176cm" loext:contextual-spacing="false" fo:text-indent="0cm" style:auto-text-indent="false" fo:break-before="page"/>
      <style:text-properties officeooo:paragraph-rsid="00112b19"/>
    </style:style>
    <style:style style:name="P16" style:family="paragraph" style:parent-style-name="Normal_20__28_Web_29_">
      <style:paragraph-properties fo:margin-left="0cm" fo:margin-right="0cm" fo:margin-top="0.176cm" fo:margin-bottom="0.176cm" loext:contextual-spacing="false" fo:text-indent="0cm" style:auto-text-indent="false" fo:break-before="page"/>
      <style:text-properties officeooo:paragraph-rsid="003ef94f"/>
    </style:style>
    <style:style style:name="P17" style:family="paragraph" style:parent-style-name="HTML_20_Preformatted">
      <style:paragraph-properties fo:margin-left="0cm" fo:margin-right="0cm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8" style:family="paragraph" style:parent-style-name="HTML_20_Preformatted">
      <style:paragraph-properties fo:margin-left="0cm" fo:margin-right="0cm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19" style:family="paragraph" style:parent-style-name="Heading_20_2">
      <style:paragraph-properties fo:margin-left="0cm" fo:margin-right="0cm" fo:line-height="107%" fo:text-indent="0cm" style:auto-text-indent="false"/>
      <style:text-properties fo:language="en" fo:country="US"/>
    </style:style>
    <style:style style:name="P20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141414" style:font-name="Palatino" fo:letter-spacing="normal" fo:font-style="normal" fo:font-weight="normal" officeooo:rsid="001bc5d1" officeooo:paragraph-rsid="003ef94f"/>
    </style:style>
    <style:style style:name="P2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141414" style:font-name="Palatino" fo:letter-spacing="normal" fo:font-style="normal" fo:font-weight="normal" officeooo:paragraph-rsid="003ef94f"/>
    </style:style>
    <style:style style:name="P22" style:family="paragraph" style:parent-style-name="Preformatted_20_Text">
      <style:paragraph-properties fo:margin-left="0cm" fo:margin-right="0cm" style:line-height-at-least="0.503cm" fo:orphans="2" fo:widows="2" fo:text-indent="0cm" style:auto-text-indent="false"/>
    </style:style>
    <style:style style:name="P23" style:family="paragraph" style:parent-style-name="Preformatted_20_Text">
      <style:paragraph-properties fo:margin-left="0cm" fo:margin-right="0cm" style:line-height-at-least="0.503cm" fo:orphans="2" fo:widows="2" fo:text-indent="0cm" style:auto-text-indent="false"/>
      <style:text-properties officeooo:paragraph-rsid="003ef94f"/>
    </style:style>
    <style:style style:name="P24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3ef94f"/>
    </style:style>
    <style:style style:name="P25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1bc5d1" officeooo:paragraph-rsid="003ef94f"/>
    </style:style>
    <style:style style:name="P26" style:family="paragraph" style:parent-style-name="Preformatted_20_Text">
      <style:paragraph-properties fo:margin-left="0cm" fo:margin-right="0cm" fo:orphans="2" fo:widows="2" fo:text-indent="0cm" style:auto-text-indent="false"/>
      <style:text-properties fo:color="#2a6099" officeooo:rsid="001bc5d1" officeooo:paragraph-rsid="003ef94f"/>
    </style:style>
    <style:style style:name="P27" style:family="paragraph" style:parent-style-name="Preformatted_20_Text">
      <style:paragraph-properties fo:margin-left="0cm" fo:margin-right="0cm" fo:orphans="2" fo:widows="2" fo:text-indent="0cm" style:auto-text-indent="false"/>
      <style:text-properties fo:color="#2a6099" officeooo:rsid="002660c8" officeooo:paragraph-rsid="003ef94f"/>
    </style:style>
    <style:style style:name="P28" style:family="paragraph" style:parent-style-name="Preformatted_20_Text">
      <style:paragraph-properties fo:margin-left="0cm" fo:margin-right="0cm" fo:orphans="2" fo:widows="2" fo:text-indent="0cm" style:auto-text-indent="false"/>
      <style:text-properties fo:color="#2a6099" officeooo:rsid="0027ecdc" officeooo:paragraph-rsid="003ef94f"/>
    </style:style>
    <style:style style:name="P29" style:family="paragraph" style:parent-style-name="Preformatted_20_Text">
      <style:paragraph-properties fo:margin-left="0cm" fo:margin-right="0cm" fo:orphans="2" fo:widows="2" fo:text-indent="0cm" style:auto-text-indent="false"/>
      <style:text-properties fo:color="#2a6099" officeooo:rsid="0029ce41" officeooo:paragraph-rsid="003ef94f"/>
    </style:style>
    <style:style style:name="P30" style:family="paragraph" style:parent-style-name="Preformatted_20_Text">
      <style:paragraph-properties fo:margin-left="0cm" fo:margin-right="0cm" fo:orphans="2" fo:widows="2" fo:text-indent="0cm" style:auto-text-indent="false"/>
      <style:text-properties fo:color="#2a6099" officeooo:rsid="002cca3a" officeooo:paragraph-rsid="003ef94f"/>
    </style:style>
    <style:style style:name="P31" style:family="paragraph" style:parent-style-name="Preformatted_20_Text">
      <style:paragraph-properties fo:margin-left="0cm" fo:margin-right="0cm" fo:orphans="2" fo:widows="2" fo:text-indent="0cm" style:auto-text-indent="false"/>
      <style:text-properties fo:color="#0030f2" officeooo:paragraph-rsid="003ef94f" fo:background-color="#ffff00"/>
    </style:style>
    <style:style style:name="P32" style:family="paragraph" style:parent-style-name="Preformatted_20_Text">
      <style:paragraph-properties fo:margin-left="0cm" fo:margin-right="0cm" fo:orphans="2" fo:widows="2" fo:text-indent="0cm" style:auto-text-indent="false"/>
      <style:text-properties fo:color="#0030f2" officeooo:rsid="001bc5d1" officeooo:paragraph-rsid="003ef94f" fo:background-color="#ffff00"/>
    </style:style>
    <style:style style:name="P33" style:family="paragraph" style:parent-style-name="Preformatted_20_Text">
      <style:paragraph-properties fo:margin-left="0cm" fo:margin-right="0cm" fo:orphans="2" fo:widows="2" fo:text-indent="0cm" style:auto-text-indent="false"/>
      <style:text-properties fo:color="#0030f2" officeooo:rsid="001fd774" officeooo:paragraph-rsid="003ef94f" fo:background-color="#ffff00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ef94f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color="#2a6099" officeooo:paragraph-rsid="003ef94f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a6099" style:font-name="Lucida Console1" fo:font-size="12pt" fo:letter-spacing="normal" fo:font-style="normal" fo:font-weight="normal" officeooo:paragraph-rsid="003ef94f"/>
    </style:style>
    <style:style style:name="P37" style:family="paragraph" style:parent-style-name="Heading_20_1">
      <style:paragraph-properties fo:margin-left="0cm" fo:margin-right="0cm" fo:orphans="2" fo:widows="2" fo:text-indent="0cm" style:auto-text-indent="false"/>
      <style:text-properties fo:color="#2a6099" style:font-name="Liberation Mono" fo:font-size="10pt" officeooo:rsid="001bc5d1" officeooo:paragraph-rsid="003ef94f" style:font-name-asian="NSimSun1" style:font-size-asian="10pt" style:font-name-complex="Liberation Mono" style:font-size-complex="10pt"/>
    </style:style>
    <style:style style:name="P38" style:family="paragraph" style:parent-style-name="Heading_20_1">
      <style:paragraph-properties fo:margin-left="0cm" fo:margin-right="0cm" fo:orphans="2" fo:widows="2" fo:text-indent="0cm" style:auto-text-indent="false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3ef94f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fo:color="#2a6099" officeooo:paragraph-rsid="003ef94f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fo:color="#2a6099" officeooo:rsid="00415591" officeooo:paragraph-rsid="00415591"/>
    </style:style>
    <style:style style:name="P43" style:family="paragraph" style:parent-style-name="Standard">
      <style:paragraph-properties fo:margin-left="0cm" fo:margin-right="0cm" fo:orphans="2" fo:widows="2" fo:text-indent="0cm" style:auto-text-indent="false" fo:break-before="page"/>
    </style:style>
    <style:style style:name="P44" style:family="paragraph" style:parent-style-name="Preformatted_20_Text">
      <style:paragraph-properties style:line-height-at-least="0.503cm" fo:orphans="2" fo:widows="2"/>
      <style:text-properties fo:font-variant="normal" fo:text-transform="none" fo:color="#000000" fo:letter-spacing="normal"/>
    </style:style>
    <style:style style:name="P45" style:family="paragraph" style:parent-style-name="Preformatted_20_Text">
      <style:paragraph-properties style:line-height-at-least="0.503cm" fo:orphans="2" fo:widows="2"/>
      <style:text-properties fo:font-variant="normal" fo:text-transform="none" fo:color="#000000" fo:letter-spacing="normal" officeooo:paragraph-rsid="003ef94f"/>
    </style:style>
    <style:style style:name="P46" style:family="paragraph" style:parent-style-name="Preformatted_20_Text">
      <style:paragraph-properties style:line-height-at-least="0.503cm" fo:orphans="2" fo:widows="2"/>
      <style:text-properties fo:font-variant="normal" fo:text-transform="none" fo:color="#0030f2" style:font-name="Lucida Console1" fo:font-size="12pt" fo:letter-spacing="normal" fo:font-style="normal" fo:font-weight="normal" officeooo:paragraph-rsid="003ef94f"/>
    </style:style>
    <style:style style:name="P47" style:family="paragraph" style:parent-style-name="Preformatted_20_Text">
      <style:paragraph-properties style:line-height-at-least="0.503cm" fo:orphans="2" fo:widows="2"/>
      <style:text-properties fo:font-variant="normal" fo:text-transform="none" fo:color="#0030f2" style:font-name="Lucida Console1" fo:font-size="12pt" fo:letter-spacing="normal" fo:font-style="normal" fo:font-weight="normal" officeooo:rsid="000beb80" officeooo:paragraph-rsid="003ef94f"/>
    </style:style>
    <style:style style:name="P48" style:family="paragraph" style:parent-style-name="Preformatted_20_Text">
      <style:paragraph-properties style:line-height-at-least="0.503cm" fo:orphans="2" fo:widows="2"/>
    </style:style>
    <style:style style:name="P49" style:family="paragraph" style:parent-style-name="Preformatted_20_Text">
      <style:paragraph-properties style:line-height-at-least="0.503cm" fo:orphans="2" fo:widows="2"/>
      <style:text-properties officeooo:paragraph-rsid="003ef94f"/>
    </style:style>
    <style:style style:name="P50" style:family="paragraph" style:parent-style-name="Preformatted_20_Text">
      <style:paragraph-properties fo:margin-top="0cm" fo:margin-bottom="0.499cm" loext:contextual-spacing="false" style:line-height-at-least="0.503cm" fo:orphans="2" fo:widows="2"/>
      <style:text-properties fo:font-variant="normal" fo:text-transform="none" fo:color="#000000" fo:letter-spacing="normal" officeooo:paragraph-rsid="003ef94f"/>
    </style:style>
    <style:style style:name="P51" style:family="paragraph" style:parent-style-name="Preformatted_20_Text">
      <style:paragraph-properties fo:margin-top="0cm" fo:margin-bottom="0.499cm" loext:contextual-spacing="false" style:line-height-at-least="0.503cm" fo:orphans="2" fo:widows="2"/>
      <style:text-properties fo:font-variant="normal" fo:text-transform="none" fo:color="#0030f2" fo:letter-spacing="normal" officeooo:paragraph-rsid="003ef94f"/>
    </style:style>
    <style:style style:name="P52" style:family="paragraph" style:parent-style-name="Preformatted_20_Text">
      <style:paragraph-properties fo:margin-top="0cm" fo:margin-bottom="0.499cm" loext:contextual-spacing="false" style:line-height-at-least="0.503cm" fo:orphans="2" fo:widows="2"/>
      <style:text-properties fo:font-variant="normal" fo:text-transform="none" fo:color="#0030f2" style:font-name="Lucida Console1" fo:font-size="12pt" fo:letter-spacing="normal" fo:font-style="normal" fo:font-weight="normal" officeooo:paragraph-rsid="003ef94f"/>
    </style:style>
    <style:style style:name="P53" style:family="paragraph" style:parent-style-name="Preformatted_20_Text">
      <style:paragraph-properties fo:margin-top="0cm" fo:margin-bottom="0.499cm" loext:contextual-spacing="false" style:line-height-at-least="0.503cm" fo:orphans="2" fo:widows="2"/>
      <style:text-properties officeooo:paragraph-rsid="003dd7f2"/>
    </style:style>
    <style:style style:name="P54" style:family="paragraph" style:parent-style-name="Heading_20_1">
      <style:text-properties fo:color="#2a6099" style:font-name="Liberation Mono" fo:font-size="10pt" officeooo:rsid="001bc5d1" officeooo:paragraph-rsid="003ef94f" style:font-name-asian="NSimSun1" style:font-size-asian="10pt" style:font-name-complex="Liberation Mono" style:font-size-complex="10pt"/>
    </style:style>
    <style:style style:name="P55" style:family="paragraph" style:parent-style-name="Heading_20_1">
      <style:text-properties fo:color="#2a6099" style:font-name="Liberation Mono" fo:font-size="10pt" officeooo:rsid="0030cdcd" officeooo:paragraph-rsid="003ef94f" style:font-name-asian="NSimSun1" style:font-size-asian="10pt" style:font-name-complex="Liberation Mono" style:font-size-complex="10pt"/>
    </style:style>
    <style:style style:name="P56" style:family="paragraph" style:parent-style-name="Heading_20_1">
      <style:text-properties officeooo:paragraph-rsid="003ef94f"/>
    </style:style>
    <style:style style:name="P57" style:family="paragraph" style:parent-style-name="Quotations" style:master-page-name="">
      <loext:graphic-properties draw:fill="none"/>
      <style:paragraph-properties fo:margin-left="0cm" fo:margin-right="1cm" fo:margin-top="0cm" fo:margin-bottom="0.499cm" loext:contextual-spacing="false" fo:text-indent="0cm" style:auto-text-indent="false" style:page-number="auto" fo:background-color="transparent"/>
      <style:text-properties officeooo:paragraph-rsid="003ef94f"/>
    </style:style>
    <style:style style:name="P58" style:family="paragraph" style:parent-style-name="Standard">
      <style:text-properties fo:color="#0030f2" style:font-name="Times New Roman" fo:font-size="12pt" officeooo:rsid="00153547" officeooo:paragraph-rsid="003ef94f"/>
    </style:style>
    <style:style style:name="P59" style:family="paragraph" style:parent-style-name="Standard">
      <style:text-properties fo:color="#0030f2" style:font-name="Times New Roman" fo:font-size="12pt" officeooo:paragraph-rsid="003ef94f"/>
    </style:style>
    <style:style style:name="P60" style:family="paragraph" style:parent-style-name="Standard">
      <style:text-properties officeooo:paragraph-rsid="0031f50a"/>
    </style:style>
    <style:style style:name="P61" style:family="paragraph" style:parent-style-name="Standard">
      <style:text-properties officeooo:paragraph-rsid="0033a74c"/>
    </style:style>
    <style:style style:name="P62" style:family="paragraph" style:parent-style-name="Standard">
      <style:text-properties officeooo:paragraph-rsid="003ef94f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paragraph-rsid="003ef94f"/>
    </style:style>
    <style:style style:name="P65" style:family="paragraph" style:parent-style-name="Preformatted_20_Text">
      <style:paragraph-properties fo:break-before="page"/>
    </style:style>
    <style:style style:name="P66" style:family="paragraph" style:parent-style-name="Text_20_body">
      <style:text-properties officeooo:paragraph-rsid="003ef94f"/>
    </style:style>
    <style:style style:name="P67" style:family="paragraph" style:parent-style-name="Quotations">
      <style:text-properties officeooo:paragraph-rsid="003ef94f"/>
    </style:style>
    <style:style style:name="P68" style:family="paragraph" style:parent-style-name="Standard" style:list-style-name="WWNum1a"/>
    <style:style style:name="P69" style:family="paragraph" style:parent-style-name="Standard" style:list-style-name="WWNum1a">
      <style:paragraph-properties fo:margin-left="1.27cm" fo:margin-right="0cm" fo:margin-top="0.176cm" fo:margin-bottom="0.176cm" loext:contextual-spacing="false" fo:text-indent="-0.635cm" style:auto-text-indent="false">
        <style:tab-stops>
          <style:tab-stop style:position="1.27cm"/>
        </style:tab-stops>
      </style:paragraph-properties>
    </style:style>
    <style:style style:name="P70" style:family="paragraph" style:parent-style-name="Standard" style:list-style-name="WWNum1a">
      <style:paragraph-properties fo:margin-left="1.27cm" fo:margin-right="0cm" fo:margin-top="0.176cm" fo:margin-bottom="0.176cm" loext:contextual-spacing="false" fo:text-indent="-0.635cm" style:auto-text-indent="false">
        <style:tab-stops>
          <style:tab-stop style:position="1.27cm"/>
        </style:tab-stops>
      </style:paragraph-properties>
      <style:text-properties fo:language="en" fo:country="US"/>
    </style:style>
    <style:style style:name="P71" style:family="paragraph" style:parent-style-name="Standard" style:list-style-name="">
      <style:paragraph-properties fo:margin-left="0cm" fo:margin-right="0cm" fo:margin-top="0.176cm" fo:margin-bottom="0.176cm" loext:contextual-spacing="false" fo:text-indent="0cm" style:auto-text-indent="false"/>
      <style:text-properties style:font-name="Times New Roman" fo:font-size="24pt" fo:language="en" fo:country="US" fo:font-weight="bold" officeooo:paragraph-rsid="003ef94f" style:letter-kerning="true" style:font-name-asian="Times New Roman1" style:font-size-asian="24pt" style:language-asian="it" style:country-asian="IT" style:font-weight-asian="bold"/>
    </style:style>
    <style:style style:name="P72" style:family="paragraph" style:parent-style-name="Heading_20_1">
      <style:paragraph-properties fo:margin-left="0cm" fo:margin-right="0cm" fo:margin-top="0.176cm" fo:margin-bottom="0.176cm" loext:contextual-spacing="false" fo:text-indent="0cm" style:auto-text-indent="false"/>
      <style:text-properties fo:color="#2a6099" style:font-name="Liberation Mono" fo:font-size="10pt" officeooo:rsid="0030cdcd" officeooo:paragraph-rsid="003ef94f" style:font-name-asian="NSimSun1" style:font-size-asian="10pt" style:font-name-complex="Liberation Mono" style:font-size-complex="10pt"/>
    </style:style>
    <style:style style:name="P73" style:family="paragraph" style:parent-style-name="Heading_20_1">
      <style:paragraph-properties fo:margin-left="0cm" fo:margin-right="0cm" fo:margin-top="0.176cm" fo:margin-bottom="0.176cm" loext:contextual-spacing="false" fo:text-indent="0cm" style:auto-text-indent="false"/>
      <style:text-properties fo:color="#2a6099" style:font-name="Liberation Mono" fo:font-size="10pt" officeooo:rsid="0030cdcd" officeooo:paragraph-rsid="00468009" style:font-name-asian="NSimSun1" style:font-size-asian="10pt" style:font-name-complex="Liberation Mono" style:font-size-complex="10pt"/>
    </style:style>
    <style:style style:name="P74" style:family="paragraph" style:parent-style-name="Heading_20_2" style:list-style-name="">
      <style:paragraph-properties fo:margin-left="0cm" fo:margin-right="0cm" fo:margin-top="0.176cm" fo:margin-bottom="0.176cm" loext:contextual-spacing="false" fo:text-indent="0cm" style:auto-text-indent="false" fo:break-before="page"/>
      <style:text-properties fo:font-variant="normal" fo:text-transform="none" fo:color="#141414" style:font-name="Palatino" fo:font-size="24pt" fo:letter-spacing="normal" fo:language="en" fo:country="US" fo:font-style="normal" fo:font-weight="normal" officeooo:paragraph-rsid="003ef94f" style:letter-kerning="true" style:font-name-asian="Times New Roman1" style:font-size-asian="24pt" style:language-asian="it" style:country-asian="IT" style:font-weight-asian="bold"/>
    </style:style>
    <style:style style:name="P75" style:family="paragraph" style:parent-style-name="Heading_20_2" style:list-style-name="">
      <style:paragraph-properties fo:margin-left="0cm" fo:margin-right="0cm" fo:margin-top="0.176cm" fo:margin-bottom="0.176cm" loext:contextual-spacing="false" fo:text-indent="0cm" style:auto-text-indent="false"/>
      <style:text-properties fo:color="#2a6099" style:font-name="Liberation Mono" fo:font-size="10pt" officeooo:rsid="0030cdcd" style:font-name-asian="NSimSun1" style:font-size-asian="10pt" style:font-name-complex="Liberation Mono" style:font-size-complex="10pt"/>
    </style:style>
    <style:style style:name="T1" style:family="text">
      <style:text-properties fo:color="#07572c" style:font-name="Lucida Console1" fo:font-size="12pt" fo:font-style="italic" fo:font-weight="normal"/>
    </style:style>
    <style:style style:name="T2" style:family="text">
      <style:text-properties fo:color="#07572c" style:font-name="Helvetica Neue" fo:font-size="12pt" fo:letter-spacing="normal" fo:font-style="italic" fo:font-weight="normal"/>
    </style:style>
    <style:style style:name="T3" style:family="text">
      <style:text-properties fo:color="#0000ff" style:font-name="Times New Roman" fo:font-size="12pt" fo:language="en" fo:country="US" style:text-underline-style="solid" style:text-underline-width="auto" style:text-underline-color="font-color" fo:font-weight="normal" style:font-weight-asian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en" fo:country="US"/>
    </style:style>
    <style:style style:name="T6" style:family="text">
      <style:text-properties style:font-name="Times New Roman" fo:language="en" fo:country="US" fo:font-weight="normal" style:font-weight-asian="normal"/>
    </style:style>
    <style:style style:name="T7" style:family="text">
      <style:text-properties style:font-name="Times New Roman" fo:language="en" fo:country="US" style:language-asian="it" style:country-asian="IT"/>
    </style:style>
    <style:style style:name="T8" style:family="text">
      <style:text-properties style:font-name="Times New Roman" fo:language="en" fo:country="US" officeooo:rsid="000beb80" style:language-asian="it" style:country-asian="IT"/>
    </style:style>
    <style:style style:name="T9" style:family="text">
      <style:text-properties style:font-name="Times New Roman" fo:language="en" fo:country="US" fo:background-color="#ffff00" loext:char-shading-value="0" style:language-asian="it" style:country-asian="IT"/>
    </style:style>
    <style:style style:name="T10" style:family="text">
      <style:text-properties style:font-name="Times New Roman" fo:language="en" fo:country="US" fo:font-weight="bold" style:font-weight-asian="bold"/>
    </style:style>
    <style:style style:name="T11" style:family="text">
      <style:text-properties style:font-name="Times New Roman" fo:language="en" fo:country="US" fo:font-style="italic" style:font-style-asian="italic"/>
    </style:style>
    <style:style style:name="T12" style:family="text">
      <style:text-properties style:font-name="Times New Roman" fo:language="en" fo:country="US" officeooo:rsid="00112b19"/>
    </style:style>
    <style:style style:name="T13" style:family="text">
      <style:text-properties style:font-name="Times New Roman" fo:font-weight="bold" style:font-weight-asian="bold"/>
    </style:style>
    <style:style style:name="T14" style:family="text">
      <style:text-properties style:font-name="Times New Roman" fo:background-color="#ffff00" loext:char-shading-value="0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language-asian="it" style:country-asian="IT"/>
    </style:style>
    <style:style style:name="T17" style:family="text">
      <style:text-properties fo:language="en" fo:country="US" officeooo:rsid="00468009" style:language-asian="it" style:country-asian="IT"/>
    </style:style>
    <style:style style:name="T18" style:family="text">
      <style:text-properties fo:language="en" fo:country="US" fo:font-style="italic" style:font-style-asian="italic"/>
    </style:style>
    <style:style style:name="T19" style:family="text">
      <style:text-properties fo:language="en" fo:country="US" fo:font-weight="bold" style:font-weight-asian="bold"/>
    </style:style>
    <style:style style:name="T20" style:family="text">
      <style:text-properties fo:language="en" fo:country="US" style:language-asian="en" style:country-asian="US"/>
    </style:style>
    <style:style style:name="T21" style:family="text">
      <style:text-properties fo:color="#e8eaed" style:font-name="Arial1" fo:font-size="21pt" fo:language="en" fo:country="US" fo:background-color="#303134" loext:char-shading-value="0" style:font-size-asian="21pt"/>
    </style:style>
    <style:style style:name="T22" style:family="text">
      <style:text-properties fo:color="#ff0000" style:font-name="Times New Roman"/>
    </style:style>
    <style:style style:name="T23" style:family="text">
      <style:text-properties fo:color="#ff0000" style:font-name="Times New Roman" fo:background-color="#ffff00" loext:char-shading-value="0"/>
    </style:style>
    <style:style style:name="T24" style:family="text">
      <style:text-properties fo:color="#000080" style:font-name="Times New Roman"/>
    </style:style>
    <style:style style:name="T25" style:family="text">
      <style:text-properties fo:font-variant="normal" fo:text-transform="none" fo:color="#000000" style:font-name="Times New Roman" fo:letter-spacing="normal" fo:language="en" fo:country="US" officeooo:rsid="000beb80" style:language-asian="it" style:country-asian="IT"/>
    </style:style>
    <style:style style:name="T26" style:family="text">
      <style:text-properties fo:font-variant="normal" fo:text-transform="none" fo:color="#000000" style:font-name="Lucida Console1" fo:font-size="12pt" fo:letter-spacing="normal" fo:language="en" fo:country="US" fo:font-style="normal" fo:font-weight="normal" officeooo:rsid="000beb80" style:language-asian="it" style:country-asian="IT"/>
    </style:style>
    <style:style style:name="T27" style:family="text">
      <style:text-properties fo:font-variant="normal" fo:text-transform="none" fo:color="#000000" style:font-name="Lucida Console1" fo:font-size="12pt" fo:letter-spacing="normal" fo:language="en" fo:country="US" fo:font-style="normal" fo:font-weight="bold" officeooo:rsid="000beb80" style:language-asian="it" style:country-asian="IT"/>
    </style:style>
    <style:style style:name="T28" style:family="text">
      <style:text-properties fo:font-variant="normal" fo:text-transform="none" fo:color="#000000" style:font-name="Lucida Console1" fo:font-size="12pt" fo:letter-spacing="normal" fo:font-style="normal" fo:font-weight="normal"/>
    </style:style>
    <style:style style:name="T29" style:family="text">
      <style:text-properties fo:font-variant="normal" fo:text-transform="none" fo:color="#000000" fo:letter-spacing="normal"/>
    </style:style>
    <style:style style:name="T30" style:family="text">
      <style:text-properties fo:font-variant="normal" fo:text-transform="none" fo:color="#07572c" style:font-name="Lucida Console1" fo:font-size="12pt" fo:letter-spacing="normal" fo:language="en" fo:country="US" fo:font-style="italic" fo:font-weight="normal" officeooo:rsid="000beb80" style:language-asian="it" style:country-asian="IT"/>
    </style:style>
    <style:style style:name="T31" style:family="text">
      <style:text-properties fo:font-variant="normal" fo:text-transform="none" fo:color="#07572c" style:font-name="Lucida Console1" fo:font-size="12pt" fo:letter-spacing="normal" fo:font-style="italic" fo:font-weight="normal"/>
    </style:style>
    <style:style style:name="T32" style:family="text">
      <style:text-properties fo:font-variant="normal" fo:text-transform="none" fo:color="#0030f2" style:font-name="Lucida Console1" fo:font-size="12pt" fo:letter-spacing="normal" fo:language="en" fo:country="US" fo:font-style="normal" fo:font-weight="normal" officeooo:rsid="000beb80" style:language-asian="it" style:country-asian="IT"/>
    </style:style>
    <style:style style:name="T33" style:family="text">
      <style:text-properties fo:font-variant="normal" fo:text-transform="none" fo:color="#0030f2" style:font-name="Lucida Console1" fo:font-size="12pt" fo:letter-spacing="normal" fo:font-style="normal" fo:font-weight="normal"/>
    </style:style>
    <style:style style:name="T34" style:family="text">
      <style:text-properties fo:font-variant="normal" fo:text-transform="none" fo:color="#0030f2" style:font-name="Lucida Console1" fo:font-size="12pt" fo:letter-spacing="normal" fo:language="it" fo:country="IT" fo:font-style="normal" fo:font-weight="normal"/>
    </style:style>
    <style:style style:name="T35" style:family="text">
      <style:text-properties fo:font-variant="normal" fo:text-transform="none" fo:color="#0000ff" style:text-line-through-style="none" style:text-line-through-type="none" style:font-name="Lucida Console1" fo:font-size="12pt" fo:letter-spacing="normal" fo:font-style="normal" style:text-underline-style="none" fo:font-weight="normal" style:text-blinking="false"/>
    </style:style>
    <style:style style:name="T36" style:family="text">
      <style:text-properties fo:font-variant="normal" fo:text-transform="none" fo:color="#0000ff" style:text-line-through-style="none" style:text-line-through-type="none" style:font-name="Helvetica Neue" fo:font-size="12pt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fo:color="#0000ff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38" style:family="text">
      <style:text-properties fo:font-variant="normal" fo:text-transform="none" fo:color="#0000ff" style:text-line-through-style="none" style:text-line-through-type="none" style:font-name="Helvetica Neue" fo:letter-spacing="normal" fo:font-style="normal" style:text-underline-style="none" fo:font-weight="normal" style:text-blinking="false"/>
    </style:style>
    <style:style style:name="T39" style:family="text">
      <style:text-properties fo:font-variant="normal" fo:text-transform="none" fo:color="#141414" style:font-name="Helvetica Neue" fo:font-size="12pt" fo:letter-spacing="normal" fo:language="en" fo:country="US" fo:font-style="normal" fo:font-weight="normal" officeooo:rsid="000beb80" style:language-asian="it" style:country-asian="IT"/>
    </style:style>
    <style:style style:name="T40" style:family="text">
      <style:text-properties fo:font-variant="normal" fo:text-transform="none" fo:color="#141414" style:font-name="Helvetica Neue" fo:font-size="12pt" fo:letter-spacing="normal" fo:font-style="normal" fo:font-weight="normal"/>
    </style:style>
    <style:style style:name="T41" style:family="text">
      <style:text-properties fo:font-variant="normal" fo:text-transform="none" fo:color="#141414" style:font-name="Helvetica Neue" fo:font-size="12pt" fo:letter-spacing="normal" fo:font-style="normal" fo:font-weight="normal" fo:background-color="transparent" loext:char-shading-value="0"/>
    </style:style>
    <style:style style:name="T42" style:family="text">
      <style:text-properties fo:font-variant="normal" fo:text-transform="none" fo:color="#141414" style:font-name="Helvetica Neue" fo:letter-spacing="normal" fo:font-style="normal" fo:font-weight="normal"/>
    </style:style>
    <style:style style:name="T43" style:family="text">
      <style:text-properties fo:font-variant="normal" fo:text-transform="none" fo:color="#141414" fo:letter-spacing="normal"/>
    </style:style>
    <style:style style:name="T44" style:family="text">
      <style:text-properties fo:font-variant="normal" fo:text-transform="none" fo:color="#141414" fo:letter-spacing="normal" fo:background-color="transparent" loext:char-shading-value="0"/>
    </style:style>
    <style:style style:name="T45" style:family="text">
      <style:text-properties fo:font-variant="normal" fo:text-transform="none" fo:color="#141414" fo:letter-spacing="normal" fo:language="en" fo:country="US" style:language-asian="it" style:country-asian="IT"/>
    </style:style>
    <style:style style:name="T46" style:family="text">
      <style:text-properties fo:font-variant="normal" fo:text-transform="none" fo:color="#141414" style:font-name="Lucida Console1" fo:font-size="12pt" fo:letter-spacing="normal" fo:font-style="normal" fo:font-weight="normal"/>
    </style:style>
    <style:style style:name="T47" style:family="text">
      <style:text-properties fo:font-variant="normal" fo:text-transform="none" fo:color="#141414" style:font-name="Lucida Console1" fo:font-size="12pt" fo:letter-spacing="normal" fo:font-style="normal" fo:font-weight="normal" fo:background-color="#ffff00" loext:char-shading-value="0"/>
    </style:style>
    <style:style style:name="T48" style:family="text">
      <style:text-properties fo:font-variant="normal" fo:text-transform="none" fo:color="#141414" style:font-name="Lucida Console1" fo:font-size="12pt" fo:letter-spacing="normal" fo:language="en" fo:country="US" fo:font-style="normal" fo:font-weight="normal" officeooo:rsid="0030cdcd" style:font-name-asian="NSimSun1" style:font-size-asian="10pt" style:language-asian="it" style:country-asian="IT" style:font-name-complex="Liberation Mono" style:font-size-complex="10pt"/>
    </style:style>
    <style:style style:name="T49" style:family="text">
      <style:text-properties fo:font-variant="normal" fo:text-transform="none" fo:color="#141414" style:font-name="Lucida Console1" fo:font-size="12pt" fo:letter-spacing="normal" fo:language="en" fo:country="US" fo:font-style="normal" fo:font-weight="normal" style:language-asian="it" style:country-asian="IT"/>
    </style:style>
    <style:style style:name="T50" style:family="text">
      <style:text-properties fo:font-variant="normal" fo:text-transform="none" fo:color="#141414" style:font-name="Liberation Mono" fo:font-size="10pt" fo:letter-spacing="normal" fo:language="en" fo:country="US" officeooo:rsid="0030cdcd" style:font-name-asian="NSimSun1" style:font-size-asian="10pt" style:language-asian="it" style:country-asian="IT" style:font-name-complex="Liberation Mono" style:font-size-complex="10pt"/>
    </style:style>
    <style:style style:name="T51" style:family="text">
      <style:text-properties fo:font-variant="normal" fo:text-transform="none" fo:color="#2a6099" style:font-name="Lucida Console1" fo:font-size="12pt" fo:letter-spacing="normal" fo:font-style="normal" fo:font-weight="normal"/>
    </style:style>
    <style:style style:name="T52" style:family="text">
      <style:text-properties fo:font-variant="normal" fo:text-transform="none" fo:color="#2a6099" style:font-name="Lucida Console1" fo:font-size="12pt" fo:letter-spacing="normal" fo:font-style="normal" fo:font-weight="normal" officeooo:rsid="003dd7f2"/>
    </style:style>
    <style:style style:name="T53" style:family="text">
      <style:text-properties fo:font-variant="normal" fo:text-transform="none" fo:color="#2a6099" style:font-name="Lucida Console1" fo:font-size="12pt" fo:letter-spacing="normal" fo:font-style="normal" fo:font-weight="normal" fo:background-color="#ffff00" loext:char-shading-value="0"/>
    </style:style>
    <style:style style:name="T54" style:family="text">
      <style:text-properties fo:color="#0030f2"/>
    </style:style>
    <style:style style:name="T55" style:family="text">
      <style:text-properties fo:color="#0030f2" fo:language="it" fo:country="IT"/>
    </style:style>
    <style:style style:name="T56" style:family="text">
      <style:text-properties fo:color="#0030f2" fo:language="en" fo:country="US"/>
    </style:style>
    <style:style style:name="T57" style:family="text">
      <style:text-properties fo:color="#0030f2" style:font-name="Times New Roman" fo:language="en" fo:country="US"/>
    </style:style>
    <style:style style:name="T58" style:family="text">
      <style:text-properties fo:color="#0030f2" style:font-name="Times New Roman" fo:language="en" fo:country="US" style:language-asian="it" style:country-asian="IT"/>
    </style:style>
    <style:style style:name="T59" style:family="text">
      <style:text-properties fo:color="#0030f2" style:font-name="Times New Roman" fo:language="en" fo:country="US" officeooo:rsid="000b22dd" style:language-asian="it" style:country-asian="IT"/>
    </style:style>
    <style:style style:name="T60" style:family="text">
      <style:text-properties fo:color="#0030f2" style:font-name="Times New Roman" fo:language="en" fo:country="US" officeooo:rsid="000beb80" style:language-asian="it" style:country-asian="IT"/>
    </style:style>
    <style:style style:name="T61" style:family="text">
      <style:text-properties fo:color="#0030f2" style:font-name="Times New Roman" fo:language="en" fo:country="US" officeooo:rsid="00112b19"/>
    </style:style>
    <style:style style:name="T62" style:family="text">
      <style:text-properties fo:color="#0030f2" officeooo:rsid="000b22dd"/>
    </style:style>
    <style:style style:name="T63" style:family="text">
      <style:text-properties fo:color="#0030f2" fo:background-color="#ffff00" loext:char-shading-value="0"/>
    </style:style>
    <style:style style:name="T64" style:family="text">
      <style:text-properties fo:color="#0030f2" officeooo:rsid="000beb80" fo:background-color="#ffff00" loext:char-shading-value="0"/>
    </style:style>
    <style:style style:name="T65" style:family="text">
      <style:text-properties fo:color="#0030f2" officeooo:rsid="0023eb6f" fo:background-color="#ffff00" loext:char-shading-value="0"/>
    </style:style>
    <style:style style:name="T66" style:family="text">
      <style:text-properties fo:color="#0030f2" style:font-name="Lucida Console1" fo:font-size="12pt" fo:font-style="normal" fo:font-weight="normal"/>
    </style:style>
    <style:style style:name="T67" style:family="text">
      <style:text-properties fo:color="#0030f2" officeooo:rsid="00112b19"/>
    </style:style>
    <style:style style:name="T68" style:family="text">
      <style:text-properties fo:color="#0030f2" fo:background-color="transparent" loext:char-shading-value="0"/>
    </style:style>
    <style:style style:name="T69" style:family="text">
      <style:text-properties style:font-name="Lucida Console1" fo:font-size="12pt" fo:font-style="normal" fo:font-weight="normal"/>
    </style:style>
    <style:style style:name="T70" style:family="text">
      <style:text-properties style:font-name="Lucida Console1" fo:font-size="12pt" fo:font-style="normal" fo:font-weight="normal" officeooo:rsid="003ef94f"/>
    </style:style>
    <style:style style:name="T71" style:family="text">
      <style:text-properties officeooo:rsid="00141cde"/>
    </style:style>
    <style:style style:name="T72" style:family="text">
      <style:text-properties officeooo:rsid="0023893f"/>
    </style:style>
    <style:style style:name="T73" style:family="text">
      <style:text-properties officeooo:rsid="002569f5"/>
    </style:style>
    <style:style style:name="T74" style:family="text">
      <style:text-properties fo:color="#2a6099"/>
    </style:style>
    <style:style style:name="T75" style:family="text">
      <style:text-properties fo:color="#2a6099" style:font-name="Times New Roman" fo:language="en" fo:country="US" officeooo:rsid="002569f5" style:language-asian="it" style:country-asian="IT"/>
    </style:style>
    <style:style style:name="T76" style:family="text">
      <style:text-properties fo:color="#2a6099" officeooo:rsid="001bc5d1"/>
    </style:style>
    <style:style style:name="T77" style:family="text">
      <style:text-properties fo:color="#2a6099" style:font-name="Lucida Console1" fo:font-size="12pt" fo:font-style="normal" fo:font-weight="normal"/>
    </style:style>
    <style:style style:name="T78" style:family="text">
      <style:text-properties fo:color="#2a6099" style:font-name="Lucida Console1" fo:font-size="12pt" fo:font-style="normal" fo:font-weight="normal" officeooo:rsid="003ef94f"/>
    </style:style>
    <style:style style:name="T79" style:family="text">
      <style:text-properties fo:color="#2a6099" fo:background-color="#ffff00" loext:char-shading-value="0"/>
    </style:style>
    <style:style style:name="T80" style:family="text">
      <style:text-properties fo:color="#2a6099" officeooo:rsid="003ef94f"/>
    </style:style>
    <style:style style:name="T81" style:family="text">
      <style:text-properties fo:color="#2a6099" style:font-name="Liberation Mono" fo:font-size="10pt" fo:language="en" fo:country="US" officeooo:rsid="0030cdcd" style:font-name-asian="NSimSun1" style:font-size-asian="10pt" style:language-asian="it" style:country-asian="IT" style:font-name-complex="Liberation Mono" style:font-size-complex="10pt"/>
    </style:style>
    <style:style style:name="T82" style:family="text">
      <style:text-properties officeooo:rsid="002660c8"/>
    </style:style>
    <style:style style:name="T83" style:family="text">
      <style:text-properties officeooo:rsid="00300a01"/>
    </style:style>
    <style:style style:name="T84" style:family="text">
      <style:text-properties officeooo:rsid="0031f50a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37cdb7" style:font-weight-asian="bold" style:font-weight-complex="bold"/>
    </style:style>
    <style:style style:name="T87" style:family="text">
      <style:text-properties officeooo:rsid="0033a74c"/>
    </style:style>
    <style:style style:name="T88" style:family="text">
      <style:text-properties officeooo:rsid="00357795"/>
    </style:style>
    <style:style style:name="T89" style:family="text">
      <style:text-properties officeooo:rsid="0038ef3e"/>
    </style:style>
    <style:style style:name="T90" style:family="text">
      <style:text-properties officeooo:rsid="003b5c8b"/>
    </style:style>
    <style:style style:name="T91" style:family="text">
      <style:text-properties officeooo:rsid="004201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a xlink:type="simple" xlink:href="https://ss64.com/nt/for.html" text:style-name="Internet_20_link" text:visited-style-name="Visited_20_Internet_20_Link"><text:span text:style-name="T3">FOR</text:span></text:a><text:span text:style-name="T6"> COMANDI</text:span><text:span text:style-name="T5">FOR</text:span></text:p>
      <text:p text:style-name="P3">https://ss64.com/nt/for.html</text:p>
      <text:p text:style-name="P3">Conditionally perform a command several times. </text:p>
      <text:p text:style-name="P17"><text:span text:style-name="T15"><text:s/>syntax-</text:span><text:a xlink:type="simple" xlink:href="https://ss64.com/nt/for2.html" text:style-name="Internet_20_link" text:visited-style-name="Visited_20_Internet_20_Link"><text:span text:style-name="Internet_20_link"><text:span text:style-name="T16">FOR-Files</text:span></text:span></text:a></text:p>
      <text:p text:style-name="P17"><text:span text:style-name="T15"><text:s text:c="7"/>FOR %%parameter IN (</text:span><text:span text:style-name="T18">set</text:span><text:span text:style-name="T15">) DO </text:span><text:span text:style-name="T18">command</text:span><text:span text:style-name="T15"> </text:span></text:p>
      <text:p text:style-name="P18"/>
      <text:p text:style-name="P18"/>
      <text:p text:style-name="P18"><text:s text:c="3"/></text:p>
      <text:p text:style-name="P17"><text:span text:style-name="T15"><text:s/>syntax-</text:span><text:a xlink:type="simple" xlink:href="https://ss64.com/nt/for_r.html" text:style-name="Internet_20_link" text:visited-style-name="Visited_20_Internet_20_Link"><text:span text:style-name="Internet_20_link"><text:span text:style-name="T16">FOR-Files-Rooted at Path</text:span></text:span></text:a><text:span text:style-name="T15"> <text:s text:c="2"/></text:span></text:p>
      <text:p text:style-name="P17"><text:span text:style-name="T15"><text:s text:c="7"/>FOR </text:span><text:span text:style-name="T19">/R </text:span><text:span text:style-name="T15">[[drive:]path] %%parameter IN (</text:span><text:span text:style-name="T18">set</text:span><text:span text:style-name="T15">) DO </text:span><text:span text:style-name="T18">command</text:span><text:span text:style-name="T15"> </text:span></text:p>
      <text:p text:style-name="P18"><text:s text:c="3"/></text:p>
      <text:p text:style-name="P17"><text:span text:style-name="T15"><text:s/>syntax-</text:span><text:a xlink:type="simple" xlink:href="https://ss64.com/nt/for_d.html" text:style-name="Internet_20_link" text:visited-style-name="Visited_20_Internet_20_Link"><text:span text:style-name="Internet_20_link"><text:span text:style-name="T16">FOR-Folders</text:span></text:span></text:a></text:p>
      <text:p text:style-name="P17"><text:span text:style-name="T15"><text:s text:c="7"/>FOR </text:span><text:span text:style-name="T19">/D</text:span><text:span text:style-name="T15"> %%parameter IN (</text:span><text:span text:style-name="T18">folder_set</text:span><text:span text:style-name="T15">) DO </text:span><text:span text:style-name="T18">command</text:span><text:span text:style-name="T15"> </text:span></text:p>
      <text:p text:style-name="P18"><text:s text:c="3"/></text:p>
      <text:p text:style-name="P17"><text:span text:style-name="T15"><text:s/>syntax-</text:span><text:a xlink:type="simple" xlink:href="https://ss64.com/nt/for_l.html" text:style-name="Internet_20_link" text:visited-style-name="Visited_20_Internet_20_Link"><text:span text:style-name="Internet_20_link"><text:span text:style-name="T16">FOR-List of numbers</text:span></text:span></text:a><text:span text:style-name="T15"> <text:s text:c="2"/></text:span></text:p>
      <text:p text:style-name="P17"><text:span text:style-name="T15"><text:s text:c="7"/>FOR </text:span><text:span text:style-name="T19">/L</text:span><text:span text:style-name="T15"> %%parameter IN (start,step,end) DO </text:span><text:span text:style-name="T18">command</text:span><text:span text:style-name="T15"> </text:span></text:p>
      <text:p text:style-name="P18"><text:s text:c="3"/></text:p>
      <text:p text:style-name="P17"><text:span text:style-name="T15"><text:s/>syntax-</text:span><text:a xlink:type="simple" xlink:href="https://ss64.com/nt/for_f.html" text:style-name="Internet_20_link" text:visited-style-name="Visited_20_Internet_20_Link"><text:span text:style-name="Internet_20_link"><text:span text:style-name="T16">FOR-File contents</text:span></text:span></text:a><text:span text:style-name="T15"> <text:s text:c="2"/></text:span></text:p>
      <text:p text:style-name="P17"><text:span text:style-name="T15"><text:s text:c="7"/>FOR </text:span><text:span text:style-name="T19">/F</text:span><text:span text:style-name="T15"> ["options"] %%parameter IN (filenameset) DO </text:span><text:span text:style-name="T18">command</text:span><text:span text:style-name="T15"> </text:span></text:p>
      <text:p text:style-name="P18"><text:s text:c="3"/></text:p>
      <text:p text:style-name="P17"><text:span text:style-name="T15"><text:s text:c="7"/>FOR </text:span><text:span text:style-name="T19">/F </text:span><text:span text:style-name="T15">["options"] %%parameter IN ("Text string to process") DO </text:span><text:span text:style-name="T18">command</text:span></text:p>
      <text:p text:style-name="P18"><text:s text:c="3"/></text:p>
      <text:p text:style-name="P17"><text:span text:style-name="T15"><text:s/>syntax-</text:span><text:a xlink:type="simple" xlink:href="https://ss64.com/nt/for_cmd.html" text:style-name="Internet_20_link" text:visited-style-name="Visited_20_Internet_20_Link"><text:span text:style-name="Internet_20_link"><text:span text:style-name="T16">FOR-Command Results</text:span></text:span></text:a><text:span text:style-name="T15"> </text:span></text:p>
      <text:p text:style-name="P17"><text:span text:style-name="T15"><text:s text:c="7"/>FOR </text:span><text:span text:style-name="T19">/F</text:span><text:span text:style-name="T15"> ["options"] %%parameter IN ('command to process') DO </text:span><text:span text:style-name="T18">command</text:span></text:p>
      <text:p text:style-name="P3">The operation of the FOR command can be summarised as... </text:p>
      <text:p text:style-name="P7">Il funzionamento del comando FOR può essere riassunto come...</text:p>
      <text:list xml:id="list1740876778" text:style-name="WWNum1a">
        <text:list-item>
          <text:p text:style-name="P68">Take a set of data <text:span text:style-name="T55">Prendi un insieme di dati</text:span></text:p>
        </text:list-item>
        <text:list-item>
          <text:p text:style-name="P69"><text:span text:style-name="T15">Make a FOR Parameter </text:span><text:span text:style-name="code"><text:span text:style-name="T20">%%G</text:span></text:span><text:span text:style-name="T15"> equal to some part of that data </text:span><text:span text:style-name="T56">Rendi un parametro FOR %%G uguale a una parte di quei dati</text:span></text:p>
        </text:list-item>
        <text:list-item>
          <text:p text:style-name="P70">Perform a command (optionally using the parameter as part of the command). <text:span text:style-name="T54">Eseguire un comando (utilizzando facoltativamente il parametro come parte del comando).</text:span></text:p>
        </text:list-item>
        <text:list-item>
          <text:p text:style-name="P70">Repeat for each item of data <text:span text:style-name="T54">Ripetere per ogni elemento di dati</text:span></text:p>
        </text:list-item>
      </text:list>
      <text:p text:style-name="P1"><text:span text:style-name="T5">If you are using the FOR command at the command line rather than in a batch program, use just one percent sign: </text:span><text:span text:style-name="code"><text:span text:style-name="T7">%G</text:span></text:span><text:span text:style-name="T5"> instead of </text:span><text:span text:style-name="code"><text:span text:style-name="T7">%%G</text:span></text:span><text:span text:style-name="T10">. Se si utilizza il comando FOR nella riga di comando anziché in un programma batch, utilizzare solo un segno di percentuale: %G invece di %%G.</text:span></text:p>
      <text:p text:style-name="P19">FOR Parameters <text:span text:style-name="T72">@PARAMETRI</text:span></text:p>
      <text:p text:style-name="P3">The first parameter has to be defined using a single character, for example the letter G.</text:p>
      <text:p text:style-name="P6">Il primo parametro deve essere definito utilizzando un solo carattere, ad esempio la lettera G.</text:p>
      <text:p text:style-name="P1"><text:line-break/><text:span text:style-name="code"><text:span text:style-name="T9">FOR %%G IN ...</text:span></text:span><text:line-break/><text:line-break/><text:span text:style-name="T5">In each iteration of a FOR loop, the</text:span><text:span text:style-name="code"><text:span text:style-name="T7"> IN ( ....)</text:span></text:span><text:span text:style-name="T5"> clause is evaluated and %%G set to a different value</text:span></text:p>
      <text:p text:style-name="P1"><text:line-break/><text:span text:style-name="T21">In ogni iterazione di un ciclo FOR, viene valutata la </text:span><text:soft-page-break/><text:span text:style-name="T21">clausola IN ( ....) e %%G impostato su un valore diverso</text:span><text:line-break/><text:line-break/><text:span text:style-name="T5">If this clause results in a single value then %%G is set equal to that value and the command is performed.</text:span><text:line-break/><text:span text:style-name="T13">Se questa clausola restituisce un valore singolo, %%G viene impostato uguale a quel valore e il comando viene eseguito.</text:span></text:p>
      <text:p text:style-name="P1"><text:line-break/><text:span text:style-name="T5">If the clause results in a multiple values then extra parameters are implicitly defined to hold each. These are automatically assigned in alphabetical order </text:span><text:span text:style-name="code"><text:span text:style-name="T7">%%H %%I %%J ...</text:span></text:span><text:span text:style-name="T5">(implicit parameter definition)</text:span></text:p>
      <text:p text:style-name="P1"><text:span text:style-name="T14">PIU VALORI = Se la clausola genera più valori, vengono definiti implicitamente parametri aggiuntivi per mantenerli ciascuno. Questi vengono assegnati automaticamente in ordine alfabetico %%H %%I %%J ...(definizione implicita del parametro</text:span><text:span text:style-name="T4">)</text:span></text:p>
      <text:p text:style-name="P1"><text:span text:style-name="T5">If the parameter refers to a file, then </text:span><text:a xlink:type="simple" xlink:href="https://ss64.com/nt/syntax-args.html" text:style-name="Internet_20_link" text:visited-style-name="Visited_20_Internet_20_Link"><text:span text:style-name="Internet_20_link"><text:span text:style-name="T7">enhanced variable reference</text:span></text:span></text:a><text:span text:style-name="T5"> can be used to extract the filename/path/date/size.</text:span></text:p>
      <text:p text:style-name="P1"><text:span text:style-name="T22">RIFERIMENTO AD UN FILE : Se il parametro fa riferimento a un file, è possibile utilizzare il </text:span><text:span text:style-name="T23">riferimento variabile avanzato</text:span><text:span text:style-name="T22"> per estrarre il nome/percorso/data/dimensione del file</text:span><text:span text:style-name="T4">.</text:span></text:p>
      <text:p text:style-name="P1"><text:span text:style-name="T5">You can of course pick any letter of the alphabet other than %%G. </text:span><text:line-break/><text:span text:style-name="T24">Ovviamente puoi scegliere qualsiasi lettera dell'alfabeto diversa da %%G.</text:span></text:p>
      <text:p text:style-name="P1"><text:line-break/><text:span text:style-name="code"><text:span text:style-name="T7">%%G</text:span></text:span><text:span text:style-name="T5"> is a good choice because it does not conflict with any of the pathname </text:span><text:a xlink:type="simple" xlink:href="https://ss64.com/nt/syntax-args.html" text:style-name="Internet_20_link" text:visited-style-name="Visited_20_Internet_20_Link"><text:span text:style-name="Internet_20_link"><text:span text:style-name="T7">format letters</text:span></text:span></text:a><text:span text:style-name="T5"> (a, d, f, n, p, s, t, x) and provides the longest run of non-conflicting letters for use as implicit parameters.</text:span><text:line-break/><text:span text:style-name="T5">G &gt; H &gt; I &gt; J &gt; K &gt; L &gt; M</text:span><text:line-break/><text:span text:style-name="T5">Format letters are case sensitive, so using a capital letter is also a good way to avoid conflicts </text:span><text:span text:style-name="code"><text:span text:style-name="T7">%%A</text:span></text:span><text:span text:style-name="T5"> rather than </text:span><text:span text:style-name="code"><text:span text:style-name="T7">%%a</text:span></text:span><text:span text:style-name="T5">. </text:span></text:p>
      <text:p text:style-name="P5">ATTENZIONE ALLE LETTERE IN CONFLITTO CON IL DISCO: %%G è una buona scelta perché non è in conflitto con nessuna delle lettere del formato del percorso (a, d, f, n, p, s, t, x) e fornisce la serie più lunga di lettere non in conflitto da utilizzare come implicito parametri.</text:p>
      <text:p text:style-name="P4">G &gt; H &gt; I &gt; J &gt; K &gt; L &gt; M</text:p>
      <text:p text:style-name="P2"/>
      <text:p text:style-name="P14">Examples <text:s/><text:span text:style-name="T88">@FOR.F</text:span></text:p>
      <text:p text:style-name="P13">FOR /F "tokens=1-5" %%A IN ("This is a short sentence") DO @echo %%A %%B %%D</text:p>
      <text:p text:style-name="P1"><text:span text:style-name="T5">will result in the output: </text:span><text:span text:style-name="code"><text:span text:style-name="T7">This is short </text:span></text:span><text:span text:style-name="code"><text:span text:style-name="T59">Fa riferimento al testo in stringa </text:span></text:span></text:p>
      <text:p text:style-name="P3">Create a set of 26 folders, one for each letter of the alphabet: <text:span text:style-name="T62">CREA 26 CARTELLE</text:span></text:p>
      <text:p text:style-name="P13">FOR %%G IN (a,b,c,d,e,f,g,h,i,j,k,l,m,n,o,p,q,r,s,t,u,v,w,x,y,z) DO (md C:\demo\%%G)</text:p>
      <text:p text:style-name="P19">Using variables within a FOR loop </text:p>
      <text:p text:style-name="P1"><text:span text:style-name="T5">Variables are expanded at the start of a FOR loop and don’t update until the entire DO section has completed. </text:span><text:line-break/><text:span text:style-name="T5">The following example counts the files in the current folder, but %count% always returns 1: </text:span></text:p>
      <text:p text:style-name="P7">Le variabili vengono espanse all'inizio di un ciclo FOR e non vengono aggiornate fino al completamento dell'intera sezione DO.</text:p>
      <text:p text:style-name="P1"><text:span text:style-name="T57">L'esempio seguente conta i file nella cartella corrente, ma %count% restituisce sempre 1</text:span><text:span text:style-name="T5">:</text:span></text:p>
      <text:p text:style-name="P12"><text:span text:style-name="T5">@echo off</text:span><text:line-break/><text:span text:style-name="T5">SET count=1 </text:span><text:line-break/><text:span text:style-name="T5"> FOR /f "tokens=*" %%G IN ('dir /b') DO </text:span><text:span text:style-name="T10">(</text:span><text:line-break/><text:span text:style-name="T5"> echo %count%:%%G</text:span><text:line-break/><text:span text:style-name="T5"> set /a count+=1 </text:span><text:span text:style-name="T10">)</text:span></text:p>
      <text:p text:style-name="P1"><text:span text:style-name="T5">To update variables within each iteration of the loop we must either use </text:span><text:a xlink:type="simple" xlink:href="https://ss64.com/nt/setlocal.html" text:style-name="Internet_20_link" text:visited-style-name="Visited_20_Internet_20_Link"><text:span text:style-name="Internet_20_link"><text:span text:style-name="T7">EnableDelayedExpansion</text:span></text:span></text:a><text:span text:style-name="T5"> or else use the </text:span><text:a xlink:type="simple" xlink:href="https://ss64.com/nt/call.html" text:style-name="Internet_20_link" text:visited-style-name="Visited_20_Internet_20_Link"><text:span text:style-name="Internet_20_link"><text:span text:style-name="T7">CALL :subroutine</text:span></text:span></text:a><text:span text:style-name="T5"> mechanism as shown below:</text:span></text:p>
      <text:p text:style-name="P7">Per aggiornare le variabili all'interno di ogni iterazione del ciclo, dobbiamo utilizzare EnableDelayedExpansion oppure utilizzare il meccanismo CALL :subroutine come mostrato di seguito:</text:p>
      <text:p text:style-name="P12"><text:span text:style-name="T5">@echo off</text:span><text:line-break/><text:span text:style-name="T5">SET count=1</text:span><text:line-break/><text:span text:style-name="T5">FOR /f "tokens=*" %%G IN ('dir /b') DO </text:span><text:span text:style-name="T10">(</text:span><text:span text:style-name="T57">call :subroutine "%%G</text:span><text:span text:style-name="T5">"</text:span><text:span text:style-name="T10">)</text:span><text:line-break/><text:span text:style-name="T5">GOTO :eof</text:span><text:line-break/><text:line-break/><text:span text:style-name="T5">:subroutine</text:span><text:line-break/><text:span text:style-name="T5"> echo %count%:%1</text:span><text:line-break/><text:span text:style-name="T5"> set /a count+=1</text:span><text:line-break/><text:span text:style-name="T5"> GOTO :eof</text:span></text:p>
      <text:p text:style-name="P19">Nested FOR commands – <text:span text:style-name="T64">COMANDI FOR NIDIFICATI </text:span><text:span text:style-name="T65">@for.nidificati</text:span></text:p>
      <text:p text:style-name="P1"><text:span text:style-name="T5">FOR commands can be nested </text:span><text:span text:style-name="code"><text:span text:style-name="T7">FOR %%G... DO (for %%U... do ...) </text:span></text:span><text:span text:style-name="code"><text:span text:style-name="T58">I comandi FOR possono essere nidificati FOR</text:span></text:span><text:line-break/><text:span text:style-name="T5">when nesting commands choose a different letter for each part. you can then refer to both parameters in the final DO command.</text:span></text:p>
      <text:p text:style-name="P7">quando si annidano i comandi, scegliere una lettera diversa per ogni parte. puoi quindi fare riferimento a entrambi i parametri nel comando DO finale.</text:p>
      <text:p text:style-name="P3"/>
      <text:p text:style-name="P15"><text:span text:style-name="T5">For an example of exiting the inner loop of two nested FOR loops, see the </text:span><text:a xlink:type="simple" xlink:href="https://ss64.com/nt/exit.html" text:style-name="Internet_20_link" text:visited-style-name="Visited_20_Internet_20_Link"><text:span text:style-name="Internet_20_link"><text:span text:style-name="T7">EXIT</text:span></text:span></text:a><text:span text:style-name="T5"> page. </text:span><text:span text:style-name="T57">Per un esempio di uscita dal ciclo interno di due cicli FOR nidificati, vedere la pagina EXIT.</text:span><text:line-break/><text:line-break/><text:span text:style-name="T67">ESTENSIONE DISABILITATE</text:span></text:p>
      <text:p text:style-name="P9"><text:span text:style-name="T5">If </text:span><text:a xlink:type="simple" xlink:href="https://ss64.com/nt/cmd.html" text:style-name="Internet_20_link" text:visited-style-name="Visited_20_Internet_20_Link"><text:span text:style-name="Internet_20_link"><text:span text:style-name="T7">Command Extensions</text:span></text:span></text:a><text:span text:style-name="T5"> are disabled, the FOR command will only support the basic syntax with no enhanced variables: </text:span><text:span text:style-name="T57">Se le estensioni dei comandi sono disabilitate, il comando FOR supporterà solo la sintassi di base senza variabili avanzate:</text:span><text:line-break/><text:span text:style-name="T5">FOR %%parameter IN (set) DO command [command-parameters] </text:span></text:p>
      <text:p text:style-name="P19">Errorlevels <text:s/><text:span text:style-name="T73">@errori.sollevati</text:span></text:p>
      <text:p text:style-name="P1"><text:span text:style-name="T5">The FOR command does not generally set any </text:span><text:a xlink:type="simple" xlink:href="https://ss64.com/nt/errorlevel.html" text:style-name="Internet_20_link" text:visited-style-name="Visited_20_Internet_20_Link"><text:span text:style-name="Internet_20_link"><text:span text:style-name="T7">errorlevels</text:span></text:span></text:a><text:span text:style-name="T5">, leaving that to the </text:span><text:span text:style-name="T11">command</text:span><text:span text:style-name="T5"> being called. </text:span><text:line-break/><text:span text:style-name="T5">One exception is using a wildcard, if the wildcard does not match any files, then FOR will return %ERRORLEVEL% = 5</text:span></text:p>
      <text:p text:style-name="P8"><text:span text:style-name="T5">Il comando FOR generalmente non imposta alcun livello di errore, lasciandolo al comando che viene chiamato. Un'eccezione è l'utilizzo di un carattere jolly, se il carattere jolly non corrisponde a nessun file, FOR ritornerà </text:span><text:span text:style-name="T12">5</text:span></text:p>
      <text:p text:style-name="P1"><text:span text:style-name="T5">FOR does not, by itself, set or clear the </text:span><text:a xlink:type="simple" xlink:href="https://ss64.com/nt/errorlevel.html" text:style-name="Internet_20_link" text:visited-style-name="Visited_20_Internet_20_Link"><text:span text:style-name="Internet_20_link"><text:span text:style-name="T7">Errorlevel</text:span></text:span></text:a><text:span text:style-name="T5">. </text:span><text:span text:style-name="T61">FOR non, di per sé, imposta o cancella L’ERRORELEVEL</text:span><text:line-break/><text:span text:style-name="T5">FOR is an </text:span><text:a xlink:type="simple" xlink:href="https://ss64.com/nt/syntax-internal.html" text:style-name="Internet_20_link" text:visited-style-name="Visited_20_Internet_20_Link"><text:span text:style-name="Internet_20_link"><text:span text:style-name="T7">internal</text:span></text:span></text:a><text:span text:style-name="T5"> command. <text:s/></text:span><text:span text:style-name="T57">FOR è un comando interno.</text:span><text:line-break/><text:line-break/><text:span text:style-name="T11">“Those who cannot remember the past are condemned to repeat it” - George Santayana </text:span><text:line-break/><text:span text:style-name="T54">"Coloro che non riescono a ricordare il passato sono condannati a ripeterlo" - George Santayana</text:span><text:line-break/><text:span text:style-name="T10">Related:</text:span><text:line-break/><text:line-break/><text:a xlink:type="simple" xlink:href="https://ss64.com/nt/for2.html" text:style-name="Internet_20_link" text:visited-style-name="Visited_20_Internet_20_Link"><text:span text:style-name="Internet_20_link"><text:span text:style-name="T7">FOR</text:span></text:span></text:a><text:span text:style-name="space"><text:span text:style-name="T7"> - Loop through a set of files in one folder. </text:span></text:span><text:span text:style-name="space"><text:span text:style-name="T75">SCORRI CARTELLE E FILE</text:span></text:span><text:line-break/><text:a xlink:type="simple" xlink:href="https://ss64.com/nt/for_r.html" text:style-name="Internet_20_link" text:visited-style-name="Visited_20_Internet_20_Link"><text:span text:style-name="Internet_20_link"><text:span text:style-name="T7">FOR /R</text:span></text:span></text:a><text:span text:style-name="space"><text:span text:style-name="T7"> - Loop through files (recurse subfolders) </text:span></text:span><text:a xlink:type="simple" xlink:href="https://ss64.com/nt/for_d.html" text:style-name="Internet_20_link" text:visited-style-name="Visited_20_Internet_20_Link"><text:span text:style-name="Internet_20_link"><text:span text:style-name="T7">.</text:span></text:span></text:a><text:a xlink:type="simple" xlink:href="https://ss64.com/nt/for_d.html" text:style-name="Internet_20_link" text:visited-style-name="Visited_20_Internet_20_Link"><text:line-break/></text:a><text:a xlink:type="simple" xlink:href="https://ss64.com/nt/for_d.html" text:style-name="Internet_20_link" text:visited-style-name="Visited_20_Internet_20_Link"><text:span text:style-name="Internet_20_link"><text:span text:style-name="T7">FOR /D</text:span></text:span></text:a><text:span text:style-name="space"><text:span text:style-name="T7"> - Loop through several folders.</text:span></text:span><text:line-break/><text:a xlink:type="simple" xlink:href="https://ss64.com/nt/for_l.html" text:style-name="Internet_20_link" text:visited-style-name="Visited_20_Internet_20_Link"><text:span text:style-name="Internet_20_link"><text:span text:style-name="T7">FOR /L</text:span></text:span></text:a><text:span text:style-name="space"><text:span text:style-name="T7"> - Loop through a range of numbers.</text:span></text:span><text:line-break/><text:a xlink:type="simple" xlink:href="https://ss64.com/nt/for_f.html" text:style-name="Internet_20_link" text:visited-style-name="Visited_20_Internet_20_Link"><text:span text:style-name="Internet_20_link"><text:span text:style-name="T7">FOR /F</text:span></text:span></text:a><text:span text:style-name="space"><text:span text:style-name="T7"> - Loop through items in a text file.</text:span></text:span><text:line-break/><text:a xlink:type="simple" xlink:href="https://ss64.com/nt/for_cmd.html" text:style-name="Internet_20_link" text:visited-style-name="Visited_20_Internet_20_Link"><text:span text:style-name="Internet_20_link"><text:span text:style-name="T7">FOR /F</text:span></text:span></text:a><text:span text:style-name="space"><text:span text:style-name="T7"> - Loop through the output of a command.</text:span></text:span><text:line-break/><text:a xlink:type="simple" xlink:href="https://ss64.com/nt/syntax-args.html" text:style-name="Internet_20_link" text:visited-style-name="Visited_20_Internet_20_Link"><text:span text:style-name="Internet_20_link"><text:span text:style-name="T7">Parameters/arguments</text:span></text:span></text:a><text:span text:style-name="space"><text:span text:style-name="T7"> %~ options.</text:span></text:span><text:line-break/><text:a xlink:type="simple" xlink:href="https://ss64.com/nt/forfiles.html" text:style-name="Internet_20_link" text:visited-style-name="Visited_20_Internet_20_Link"><text:span text:style-name="Internet_20_link"><text:span text:style-name="T7">FORFILES</text:span></text:span></text:a><text:span text:style-name="space"><text:span text:style-name="T7"> - Batch process multiple files.</text:span></text:span><text:line-break/><text:a xlink:type="simple" xlink:href="https://ss64.com/nt/goto.html" text:style-name="Internet_20_link" text:visited-style-name="Visited_20_Internet_20_Link"><text:span text:style-name="Internet_20_link"><text:span text:style-name="T7">GOTO</text:span></text:span></text:a><text:span text:style-name="space"><text:span text:style-name="T7"> - Direct a batch program to jump to a labelled line.</text:span></text:span><text:line-break/><text:a xlink:type="simple" xlink:href="https://ss64.com/nt/if.html" text:style-name="Internet_20_link" text:visited-style-name="Visited_20_Internet_20_Link"><text:span text:style-name="Internet_20_link"><text:span text:style-name="T7">IF</text:span></text:span></text:a><text:span text:style-name="space"><text:span text:style-name="T7"> - Conditionally perform a command .</text:span></text:span><text:line-break/><text:span text:style-name="space"><text:span text:style-name="T7">Powershell: </text:span></text:span><text:a xlink:type="simple" xlink:href="https://ss64.com/ps/foreach-object.html" text:style-name="Internet_20_link" text:visited-style-name="Visited_20_Internet_20_Link"><text:span text:style-name="Internet_20_link"><text:span text:style-name="T7">ForEach-Object</text:span></text:span></text:a><text:span text:style-name="space"><text:span text:style-name="T7"> - Loop for each object in the pipeline.</text:span></text:span><text:line-break/><text:span text:style-name="space"><text:span text:style-name="T7">Equivalent bash command (Linux): </text:span></text:span><text:a xlink:type="simple" xlink:href="https://ss64.com/bash/awk.html" text:style-name="Internet_20_link" text:visited-style-name="Visited_20_Internet_20_Link"><text:span text:style-name="Internet_20_link"><text:span text:style-name="T7">awk</text:span></text:span></text:a><text:span text:style-name="space"><text:span text:style-name="T7"> or </text:span></text:span><text:a xlink:type="simple" xlink:href="https://ss64.com/bash/for.html" text:style-name="Internet_20_link" text:visited-style-name="Visited_20_Internet_20_Link"><text:span text:style-name="Internet_20_link"><text:span text:style-name="T7">for var in [list]; do</text:span></text:span></text:a><text:span text:style-name="space"><text:span text:style-name="T7"> - Expand </text:span></text:span><text:span text:style-name="HTML_20_Variable"><text:span text:style-name="T7">list</text:span></text:span><text:span text:style-name="space"><text:span text:style-name="T7">, and execute </text:span></text:span><text:span text:style-name="HTML_20_Variable"><text:span text:style-name="T7">commands</text:span></text:span><text:span text:style-name="space"><text:span text:style-name="T7">.</text:span></text:span></text:p>
      <text:p text:style-name="P1"><text:span text:style-name="space"><text:span text:style-name="T7"/></text:span></text:p>
      <text:p text:style-name="P1"><text:span text:style-name="space"><text:span text:style-name="T7"/></text:span></text:p>
      <text:h text:style-name="P74" text:outline-level="1">FOR parameters (%%A – %%Z)</text:h>
      <text:h text:style-name="P71" text:outline-level="1"><text:span text:style-name="T40">Read the main </text:span><text:a xlink:type="simple" xlink:href="https://ss64.com/nt/for.html" text:style-name="Internet_20_link" text:visited-style-name="Visited_20_Internet_20_Link"><text:span text:style-name="T36">FOR introduction</text:span></text:a><text:span text:style-name="T43"> </text:span><text:span text:style-name="T40">page for a full description of assigning the replaceable %%parameter.</text:span><text:line-break/><text:span text:style-name="T40">FOR parameters are used in all variations of the FOR command, it is a good idea to get up to speed with writing a basic FOR command before trying the more complex FOR / R variant.</text:span> </text:h>
      <text:p text:style-name="P59">Leggi la pagina introduttiva principale di FOR per una descrizione completa dell'assegnazione del parametro %% sostituibile.</text:p>
      <text:p text:style-name="P59">I parametri FOR sono usati in tutte le varianti del comando FOR, è una buona idea aggiornarsi con la scrittura di un comando FOR di base prima di provare la variante FOR / R più complessa.</text:p>
      <text:p text:style-name="P59"/>
      <text:p text:style-name="P59"/>
      <text:p text:style-name="P59"/>
      <text:p text:style-name="P58">ESERCIZIO CON FOR BASE</text:p>
      <text:p text:style-name="P58"/>
      <text:p text:style-name="P56">FOR </text:p>
      <text:p text:style-name="P58"/>
      <text:p text:style-name="P67"><text:span text:style-name="T42">Conditionally perform a command on several files.</text:span> Eseguire condizionalmente un comando su più file.</text:p>
      <text:p text:style-name="P67"/>
      <text:p text:style-name="P67">Syntax</text:p>
      <text:p text:style-name="P67"><text:s text:c="6"/><text:span text:style-name="T69">FOR %%parameter IN (</text:span><text:span text:style-name="T1">set</text:span><text:span text:style-name="T69">) DO </text:span><text:span text:style-name="T1">command</text:span></text:p>
      <text:p text:style-name="P67"/>
      <text:p text:style-name="P67">Key</text:p>
      <text:p text:style-name="P67"><text:span text:style-name="T29"><text:s text:c="3"/></text:span><text:span text:style-name="T31">set</text:span><text:span text:style-name="T28"> <text:s text:c="8"/>: A set of one or more files, separated by any <text:tab/><text:tab/><text:tab/><text:tab/>standard </text:span><text:a xlink:type="simple" xlink:href="https://ss64.com/nt/syntax-esc.html#delimiters" text:style-name="Internet_20_link" text:visited-style-name="Visited_20_Internet_20_Link"><text:span text:style-name="T35">delimiter</text:span></text:a><text:span text:style-name="T28">. </text:span><text:span text:style-name="T33">Un insieme di uno o più <text:tab/><text:tab/><text:tab/><text:tab/><text:tab/>file, separati da <text:tab/><text:tab/><text:tab/><text:tab/>qualsiasi <text:tab/><text:tab/><text:tab/><text:tab/>delimitatore standard.</text:span></text:p>
      <text:p text:style-name="P67"><text:span text:style-name="T29"><text:s text:c="17"/><text:tab/><text:tab/></text:span><text:span text:style-name="T28">enclosed in parentheses (file1,file2). <text:tab/><text:tab/><text:tab/><text:tab/><text:tab/><text:tab/></text:span><text:a xlink:type="simple" xlink:href="https://ss64.com/nt/syntax-wildcards.html" text:style-name="Internet_20_link" text:visited-style-name="Visited_20_Internet_20_Link"><text:span text:style-name="T35">Wildcards</text:span></text:a><text:span text:style-name="T28"> can be used.</text:span><text:bookmark text:name="tw-target-text"/><text:span text:style-name="T34">racchiuso tra parentesi <text:tab/><text:tab/><text:tab/><text:tab/>(file1,file2). È possibile <text:tab/><text:tab/><text:tab/><text:tab/><text:tab/><text:tab/><text:tab/><text:tab/>utilizzare i caratteri jolly.</text:span></text:p>
      <text:p text:style-name="P57"><text:s text:c="3"/><text:span text:style-name="T69">%%parameter <text:tab/><text:tab/>: A replaceable parameter:</text:span><text:span text:style-name="T66">Un parametro <text:tab/><text:tab/><text:tab/><text:tab/><text:tab/><text:tab/><text:tab/>sostituibile:</text:span><text:span text:style-name="T69">e.g. in a batch file use %%G <text:s/></text:span><text:s text:c="22"/><text:tab/><text:tab/><text:tab/><text:tab/><text:tab/><text:span text:style-name="T69">(on the command line %G) </text:span><text:span text:style-name="T66">per esempio. in <text:tab/><text:tab/><text:tab/><text:tab/><text:tab/>un file batch usa %%G (sulla riga di <text:tab/><text:tab/><text:tab/><text:tab/><text:tab/><text:tab/>comando %G)</text:span></text:p>
      <text:p text:style-name="P67"/>
      <text:p text:style-name="P24"><text:soft-page-break/><text:span text:style-name="T40">The FOR command is mostly used to process files, but you can also process a text string:</text:span> <text:span text:style-name="T63">Il comando FOR viene utilizzato principalmente per elaborare i file, ma puoi anche elaborare una stringa di testo:</text:span></text:p>
      <text:p text:style-name="P31"/>
      <text:p text:style-name="P31"/>
      <text:p text:style-name="P32">esempio di comando for che elabora testo</text:p>
      <text:p text:style-name="P25"><text:span text:style-name="T47">FOR %%G IN ("Hello World") DO Echo %%G</text:span><text:span text:style-name="T63"> </text:span></text:p>
      <text:p text:style-name="P32">Questo non è molto utile essendo molto simile a Echo Hello World</text:p>
      <text:p text:style-name="P32"/>
      <text:p text:style-name="P32"/>
      <text:p text:style-name="P33">METODO ALTERNATIVO GESTIONE TESTI FOR/F + DIR /b</text:p>
      <text:p text:style-name="P25"><text:span text:style-name="T41">Although wildcards can be used, an alternative method of processing files is to let </text:span><text:a xlink:type="simple" xlink:href="https://ss64.com/nt/for_f.html" text:style-name="Internet_20_link" text:visited-style-name="Visited_20_Internet_20_Link"><text:span text:style-name="T37">FOR /F</text:span></text:a><text:span text:style-name="T44"> </text:span><text:span text:style-name="T41">process the output of the command </text:span><text:a xlink:type="simple" xlink:href="https://ss64.com/nt/dir.html" text:style-name="Internet_20_link" text:visited-style-name="Visited_20_Internet_20_Link"><text:span text:style-name="T37">'DIR /b'</text:span></text:a><text:span text:style-name="T44"> </text:span><text:span text:style-name="T41">This can be useful when you want to use DIR options like sorting.</text:span><text:span text:style-name="T68"> </text:span></text:p>
      <text:p text:style-name="P26">Sebbene sia possibile utilizzare i caratteri jolly, un metodo alternativo per elaborare i file consiste nel lasciare che FOR /F elabori l'output del comando 'DIR /b' Questo può essere utile quando si desidera utilizzare le opzioni DIR come l'ordinamento.</text:p>
      <text:p text:style-name="P26"/>
      <text:p text:style-name="P26"/>
      <text:p text:style-name="P20">FOR parameters (%%A – %%Z)</text:p>
      <text:p text:style-name="P26"/>
      <text:p text:style-name="P26"><text:span text:style-name="T40">Read the main </text:span><text:a xlink:type="simple" xlink:href="https://ss64.com/nt/for.html" text:style-name="Internet_20_link" text:visited-style-name="Visited_20_Internet_20_Link"><text:span text:style-name="T36">FOR introduction</text:span></text:a><text:span text:style-name="T43"> </text:span><text:span text:style-name="T40">page for a full description of assigning the replaceable %%parameter.</text:span> </text:p>
      <text:p text:style-name="P26"/>
      <text:p text:style-name="P26">Leggi la pagina introduttiva principale di FOR per una descrizione completa dell'assegnazione del parametro %% sostituibile.</text:p>
      <text:p text:style-name="P26"/>
      <text:p text:style-name="P20">Errorlevels</text:p>
      <text:p text:style-name="P26"><text:span text:style-name="T40">FOR does not, by itself, set or clear an </text:span><text:a xlink:type="simple" xlink:href="https://ss64.com/nt/errorlevel.html" text:style-name="Internet_20_link" text:visited-style-name="Visited_20_Internet_20_Link"><text:span text:style-name="T36">Errorlevel</text:span></text:a><text:span text:style-name="T40">, leaving that to the </text:span><text:span text:style-name="T2">command</text:span><text:span text:style-name="T43"> </text:span><text:span text:style-name="T40">being called.</text:span><text:line-break/><text:span text:style-name="T40">One exception is using a wildcard, if the wildcard does not match any files, then FOR will return %ERRORLEVEL% = 5</text:span> </text:p>
      <text:p text:style-name="P26">FOR non imposta o cancella da solo un livello di errore, lasciandolo al comando che viene chiamato.</text:p>
      <text:p text:style-name="P26">Un'eccezione è l'utilizzo di un carattere jolly, se il carattere jolly non corrisponde a nessun file, FOR restituirà %ERRORLEVEL% = 5</text:p>
      <text:p text:style-name="P26"/>
      <text:p text:style-name="P26"><text:span text:style-name="T40">FOR is an </text:span><text:a xlink:type="simple" xlink:href="https://ss64.com/nt/syntax-internal.html" text:style-name="Internet_20_link" text:visited-style-name="Visited_20_Internet_20_Link"><text:span text:style-name="T36">internal</text:span></text:a><text:span text:style-name="T43"> </text:span><text:span text:style-name="T40">command.</text:span> FOR è un comando interno.</text:p>
      <text:p text:style-name="P56"><text:soft-page-break/>Utilizzo di variabili all'interno di un ciclo FOR</text:p>
      <text:p text:style-name="P54">Le variabili vengono espanse all'inizio di un ciclo FOR e non vengono aggiornate fino al completamento dell'intera sezione DO.L'esempio seguente conta i file nella cartella corrente, ma %count% restituisce sempre 1:</text:p>
      <text:p text:style-name="P54"><text:span text:style-name="T46">@echo off</text:span><text:line-break/><text:span text:style-name="T46">SET count=1</text:span><text:line-break/><text:span text:style-name="T43"> </text:span><text:span text:style-name="T46">FOR /f "tokens=*" %%G IN ('dir /b') DO (</text:span><text:line-break/><text:span text:style-name="T43"> </text:span><text:span text:style-name="T46">echo %count%:%%G</text:span><text:line-break/><text:span text:style-name="T43"> </text:span><text:span text:style-name="T46">set /a count+=1 )</text:span> </text:p>
      <text:p text:style-name="P54">Per aggiornare le variabili all'interno di ogni iterazione del ciclo, dobbiamo utilizzare EnableDelayedExpansion oppure utilizzare il meccanismo CALL :subroutine come mostrato di seguito: <text:span text:style-name="T83">@DIR.B <text:s text:c="2"/>@ESPANSIONE.VARIABILI</text:span></text:p>
      <text:p text:style-name="P37"><text:span text:style-name="T46">@echo off</text:span><text:line-break/><text:span text:style-name="T46">SET count=1</text:span><text:line-break/><text:span text:style-name="T46">FOR /f "tokens=*" %%G IN ('dir /b') DO (call :subroutine "%%G")</text:span><text:line-break/><text:span text:style-name="T46">GOTO :eof</text:span><text:line-break/><text:line-break/><text:span text:style-name="T46">:subroutine</text:span><text:line-break/><text:span text:style-name="T43"> </text:span><text:span text:style-name="T46">echo %count%:%1</text:span><text:line-break/><text:span text:style-name="T43"> </text:span><text:span text:style-name="T46">set /a count+=1</text:span><text:line-break/><text:span text:style-name="T43"> </text:span><text:span text:style-name="T46">GOTO :eof</text:span> </text:p>
      <text:p text:style-name="P26"/>
      <text:p text:style-name="P26"/>
      <text:p text:style-name="P62">@<text:span text:style-name="T82">PARAMETRI</text:span></text:p>
      <text:p text:style-name="P26">Il primo parametro deve essere definito utilizzando un solo carattere, ad esempio la lettera G.</text:p>
      <text:p text:style-name="P26"><text:span text:style-name="T46">FOR %%G IN ...</text:span> </text:p>
      <text:p text:style-name="P26"/>
      <text:p text:style-name="P26">In ogni iterazione di un ciclo FOR, viene valutata la clausola IN ( ....) e %%G impostato su un valore diverso</text:p>
      <text:p text:style-name="P26">Se questa clausola restituisce un valore singolo, %%G viene impostato uguale a quel valore e il comando viene eseguito.</text:p>
      <text:p text:style-name="P27">PARAMETRI IMPLICITI SE PIU VALORI</text:p>
      <text:p text:style-name="P26">Se la clausola genera più valori, vengono definiti implicitamente parametri aggiuntivi per mantenerli ciascuno. Questi vengono assegnati automaticamente in ordine alfabetico %%H %%I %%J ...(definizione implicita del parametro)</text:p>
      <text:p text:style-name="P28"/>
      <text:p text:style-name="P28">RIFERIMENTO AVANZATO</text:p>
      <text:p text:style-name="P26">Se il parametro fa riferimento a un file, è possibile utilizzare il riferimento variabile avanzato per estrarre il nome/percorso/data/dimensione del file.</text:p>
      <text:p text:style-name="P26"/>
      <text:p text:style-name="P26">Ovviamente puoi scegliere qualsiasi lettera dell'alfabeto diversa da %%G.</text:p>
      <text:p text:style-name="P26"/>
      <text:p text:style-name="P24"><text:span text:style-name="T76">%%G è una buona scelta perché non è in conflitto con nessuna delle lettere del formato del percorso (a, d, f, n, p, s, t, x) e fornisce la serie più lunga di lettere non in conflitto da utilizzare come implicito parametri. </text:span><text:span text:style-name="T40">G &gt; H &gt; I &gt; J &gt; K &gt; L &gt; M</text:span> </text:p>
      <text:p text:style-name="P24"/>
      <text:p text:style-name="P29">PER EVITARE CONFLITTI ANCHE LE MAIUSCOLE O MINUSCOLE</text:p>
      <text:p text:style-name="P29">Le lettere di formato fanno distinzione tra maiuscole e minuscole, quindi utilizzare una lettera maiuscola è anche un buon modo per evitare conflitti %%A anziché %%a.</text:p>
      <text:p text:style-name="P26"/>
      <text:p text:style-name="P30">ELENCO COMPLETO DI LETTERE DI PARAMETRO @LETTERE.DI.PARAMETRO</text:p>
      <text:p text:style-name="P26"><text:soft-page-break/>Se hai bisogno di molte lettere di parametro, l'elenco completo dal basso al più alto è:</text:p>
      <text:p text:style-name="P26"><text:span text:style-name="T40">&gt; ? @ A B C D E F G H I J K L M N O P Q R S T U V W X Y Z [ \ ] ˆ _ ` a b c d e f g h i j k l m n o p q r s t u v w x y z { | }</text:span> </text:p>
      <text:p text:style-name="P26"/>
      <text:p text:style-name="P26">A partire da %A, puoi utilizzare 29 caratteri prima di dover evitare qualsiasi segno di punteggiatura. </text:p>
      <text:p text:style-name="P26"/>
      <text:p text:style-name="P55">@ESEMPI.FOR.BASE, <text:span text:style-name="T89">@CICLO.FOR.STRINGHE <text:s/>@STINGHE.CICLO.FOR</text:span></text:p>
      <text:p text:style-name="P55">Risuonano i giorni della settimana:</text:p>
      <text:p text:style-name="P55"><text:span text:style-name="T46">FOR %%G IN (Monday Tuesday Wednesday Thursday Friday) DO </text:span><text:span text:style-name="T40">Echo %%G</text:span> </text:p>
      <text:p text:style-name="P64"><text:a xlink:type="simple" xlink:href="https://ss64.com/nt/for.html" text:style-name="Internet_20_link" text:visited-style-name="Visited_20_Internet_20_Link"><text:span text:style-name="space"><text:span text:style-name="T38">FOR</text:span></text:span></text:a><text:span text:style-name="space"><text:span text:style-name="T42"> /R</text:span></text:span></text:p>
      <text:p text:style-name="P62"><text:span text:style-name="space">Passa attraverso i file (sottocartelle ricorsive) - </text:span><text:span text:style-name="space"><text:span text:style-name="T89">@FOR.R <text:s text:c="2"/>@FOR.RICORSIVO</text:span></text:span></text:p>
      <text:p text:style-name="P62"><text:span text:style-name="space"><text:span text:style-name="T90">La ricorsione viene fatta con il ciclo for /r<text:tab/><text:tab/><text:tab/>@ricorsione.for.r</text:span></text:span></text:p>
      <text:p text:style-name="P62"><text:span text:style-name="space"/></text:p>
      <text:p text:style-name="P62"><text:span text:style-name="space">Sintassi</text:span></text:p>
      <text:p text:style-name="P62"><text:span text:style-name="space"><text:tab/></text:span><text:span text:style-name="space"><text:span text:style-name="T25"> <text:s text:c="2"/></text:span></text:span><text:span text:style-name="space"><text:span text:style-name="T26">FOR </text:span></text:span><text:span text:style-name="space"><text:span text:style-name="T27">/R </text:span></text:span><text:span text:style-name="space"><text:span text:style-name="T26">[[</text:span></text:span><text:span text:style-name="space"><text:span text:style-name="T30">drive</text:span></text:span><text:span text:style-name="space"><text:span text:style-name="T26">:]</text:span></text:span><text:span text:style-name="space"><text:span text:style-name="T30">path</text:span></text:span><text:span text:style-name="space"><text:span text:style-name="T26">] %%</text:span></text:span><text:span text:style-name="space"><text:span text:style-name="T30">parameter</text:span></text:span><text:span text:style-name="space"><text:span text:style-name="T26"> IN (</text:span></text:span><text:span text:style-name="space"><text:span text:style-name="T30">set</text:span></text:span><text:span text:style-name="space"><text:span text:style-name="T26">) DO </text:span></text:span><text:span text:style-name="space"><text:span text:style-name="T30">command</text:span></text:span></text:p>
      <text:p text:style-name="P66"><text:line-break/><text:span text:style-name="space"><text:span text:style-name="T30">drive</text:span></text:span><text:span text:style-name="space"><text:span text:style-name="T26">:</text:span></text:span><text:span text:style-name="space"><text:span text:style-name="T30">path</text:span></text:span><text:span text:style-name="space"><text:span text:style-name="T26"> <text:s/>: The folder tree where the files are located. </text:span></text:span><text:span text:style-name="space"><text:span text:style-name="T32">L'albero delle cartelle in cui si trovano i file.</text:span></text:span></text:p>
      <text:p text:style-name="P66"><text:span text:style-name="space"><text:span text:style-name="T26"/></text:span></text:p>
      <text:p text:style-name="P23"><text:span text:style-name="space"><text:span text:style-name="T30">set</text:span></text:span><text:span text:style-name="space"><text:span text:style-name="T26"> <text:s text:c="8"/>: A set of one or more files enclosed in parentheses (file1.*, another?.log). </text:span></text:span><text:span text:style-name="space"><text:span text:style-name="T32">Un insieme di uno o più file racchiusi tra parentesi (file1.*, un altro?.log)</text:span></text:span></text:p>
      <text:p text:style-name="P45"><text:span text:style-name="T69">Wildcards must be used.</text:span><text:span text:style-name="T66">I caratteri jolly devono essere utilizzati.</text:span></text:p>
      <text:p text:style-name="P46"/>
      <text:p text:style-name="P47"><text:span text:style-name="T71">ITERAZIONE CARTELL CON IL PUNTO </text:span>(.)</text:p>
      <text:p text:style-name="P50"><text:span text:style-name="T69">If (</text:span><text:span text:style-name="T1">set</text:span><text:span text:style-name="T69">) is a period character (.) then FOR will loop through every folder. </text:span><text:span text:style-name="T66">Se (set) è un carattere punto (.), FOR scorrerà in sequenza ogni cartella.</text:span></text:p>
      <text:p text:style-name="P52"/>
      <text:p text:style-name="P50"><text:span text:style-name="T1">command</text:span><text:span text:style-name="T69"> <text:s text:c="4"/>: The command to carry out, including any parameters.</text:span><text:span text:style-name="T66">Il <text:tab/><text:tab/><text:tab/><text:tab/>comando da eseguire, inclusi eventuali parametri.</text:span></text:p>
      <text:p text:style-name="P45"><text:s text:c="17"/><text:span text:style-name="T69">This can be a single command, or if you enclose it</text:span></text:p>
      <text:p text:style-name="P49"><text:span text:style-name="T29"><text:s text:c="17"/></text:span><text:span text:style-name="T28">in (</text:span><text:a xlink:type="simple" xlink:href="https://ss64.com/nt/syntax-brackets.html" text:style-name="Internet_20_link" text:visited-style-name="Visited_20_Internet_20_Link"><text:span text:style-name="T35">parentheses</text:span></text:a><text:span text:style-name="T28">), several commands, one per line.</text:span></text:p>
      <text:p text:style-name="P52"><text:tab/><text:tab/><text:tab/>Il comando da eseguire, inclusi eventuali <text:tab/><text:tab/><text:tab/><text:tab/><text:tab/><text:tab/>parametri. Questo può essere un comando singolo o <text:tab/><text:tab/><text:tab/><text:tab/>se lo si racchiude tra (parentesi), diversi comandi, <text:tab/><text:tab/><text:tab/><text:tab/>uno per riga.</text:p>
      <text:p text:style-name="P50"><text:s/><text:span text:style-name="T69">%%</text:span><text:span text:style-name="T1">parameter</text:span><text:span text:style-name="T69"> : A replaceable parameter:</text:span> <text:span text:style-name="T69">in a batch file use %%G (on <text:tab/><text:tab/><text:tab/><text:tab/>the command line %G)</text:span></text:p>
      <text:p text:style-name="P51"><text:tab/><text:tab/><text:tab/>Un parametro sostituibile: in un file batch utilizzare %%G (sulla <text:tab/><text:tab/><text:tab/>riga di comando %G)</text:p>
      <text:p text:style-name="P66"><text:span text:style-name="space"><text:span text:style-name="T26"/></text:span></text:p>
      <text:p text:style-name="P34"><text:span text:style-name="space"><text:span text:style-name="T39">This command walks down the folder tree starting at [drive:]path, and executes the DO statement against each matching file.</text:span></text:span><text:span text:style-name="space"><text:span text:style-name="T60"> Questo comando percorre l'albero delle cartelle a partire da [unità:]percorso ed esegue l'istruzione DO su ogni file corrispondente.</text:span></text:span></text:p>
      <text:p text:style-name="P10"><text:span text:style-name="space"><text:span text:style-name="T39">If the [drive:]path are not specified they will default to the current drive:path.</text:span></text:span><text:span text:style-name="space"><text:span text:style-name="T8"> </text:span></text:span><text:span text:style-name="space"><text:span text:style-name="T60">Se il [unità:]percorso non è specificato, l'impostazione predefinita sarà l'unità:percorso corrente.</text:span></text:span></text:p>
      <text:p text:style-name="P10"><text:span text:style-name="space"><text:span text:style-name="T60"/></text:span></text:p>
      <text:p text:style-name="P16"><text:span text:style-name="space"><text:span text:style-name="T60"/></text:span></text:p>
      <text:p text:style-name="P34"><text:span text:style-name="T40">Examples</text:span> </text:p>
      <text:p text:style-name="P36">Elenca tutti i file .bak in ogni sottocartella a partire da C:\temp\</text:p>
      <text:p text:style-name="P34"><text:span text:style-name="T46">For /R C:\temp\ %%G IN (*.bak) do Echo "%%G</text:span><text:span text:style-name="T40">"</text:span> </text:p>
      <text:p text:style-name="P34">Un file batch per rinominare tutti i file .LOG in .TXT nella cartella 'demo' e in tutte le sottocartelle:</text:p>
      <text:p text:style-name="P34"><text:span text:style-name="T46">For /R C:\demo\ %%G in (*.LOG) do Echo</text:span><text:span text:style-name="T43"> </text:span><text:span text:style-name="T46">REN "%%G" "%%~nG.TXT"</text:span> </text:p>
      <text:p text:style-name="P34"/>
      <text:p text:style-name="P35">In alternativa la stessa cosa usando la directory corrente:</text:p>
      <text:p text:style-name="P34"><text:span text:style-name="T46">CD C:\demo\</text:span> </text:p>
      <text:p text:style-name="P34"><text:span text:style-name="T46">For /R %%G in (*.LOG) do Echo</text:span><text:span text:style-name="T43"> </text:span><text:span text:style-name="T46">REN "%%G" "%%~nG.TXT"</text:span> </text:p>
      <text:p text:style-name="P34"/>
      <text:p text:style-name="P34">(Rimuovi l'eco da questi comandi per eseguirli davvero.)</text:p>
      <text:p text:style-name="P55"><text:soft-page-break/>Cambia la directory in ciascuna sottocartella in C:\Work a sua volta:</text:p>
      <text:p text:style-name="P72"><text:span text:style-name="space"><text:span text:style-name="T49">FOR /R "C:\Work\" %%G in (.) DO (</text:span></text:span><text:span text:style-name="space"><text:span text:style-name="T16"><text:line-break/></text:span></text:span><text:span text:style-name="space"><text:span text:style-name="T45"> </text:span></text:span><text:span text:style-name="space"><text:span text:style-name="T49">Pushd %%G</text:span></text:span><text:span text:style-name="space"><text:span text:style-name="T16"><text:line-break/></text:span></text:span><text:span text:style-name="space"><text:span text:style-name="T45"> </text:span></text:span><text:span text:style-name="space"><text:span text:style-name="T49">Echo now in %%G</text:span></text:span><text:span text:style-name="space"><text:span text:style-name="T16"><text:line-break/></text:span></text:span><text:span text:style-name="space"><text:span text:style-name="T45"> </text:span></text:span><text:span text:style-name="space"><text:span text:style-name="T49">Popd )</text:span></text:span><text:span text:style-name="space"><text:span text:style-name="T16"><text:line-break/></text:span></text:span><text:span text:style-name="space"><text:span text:style-name="T49">Echo "back home"</text:span></text:span><text:span text:style-name="space"><text:span text:style-name="T16"> </text:span></text:span></text:p>
      <text:p text:style-name="P72"><text:span text:style-name="space"><text:span text:style-name="T81"/></text:span></text:p>
      <text:p text:style-name="P72"><text:span text:style-name="space"><text:span text:style-name="T81"/></text:span></text:p>
      <text:p text:style-name="P73"><text:span text:style-name="space"><text:span text:style-name="T17">II° ESEMPIO</text:span></text:span></text:p>
      <text:p text:style-name="P73"><text:span text:style-name="space"><text:span text:style-name="T17">salvo in multivolume partendo da Y.</text:span></text:span></text:p>
      <text:p text:style-name="P73"><text:span text:style-name="space"><text:span text:style-name="T17">for /r "y:\LAVORI_PUBBLICI_FINO_AL_30_09_2019\Valter\OPERE_PUBBLICHE\75_VIA_FRANCIGENA\" %%G in (*.*) do (</text:span></text:span></text:p>
      <text:p text:style-name="P73"><text:span text:style-name="space"><text:span text:style-name="T17"/></text:span></text:p>
      <text:p text:style-name="P73"><text:tab/>@REM Per ogni cartella diversa da AA_SALVATAGGI...</text:p>
      <text:p text:style-name="P73"><text:tab/>echo controllo directory in esame %%G</text:p>
      <text:p text:style-name="P73"><text:tab/>echo controllo path da escludere %PATH_ARRIVO_s%</text:p>
      <text:p text:style-name="P73"><text:tab/></text:p>
      <text:p text:style-name="P73"><text:tab/><text:tab/>rem <text:s/>Utilizzo alternativo di rar con i comandi dos.</text:p>
      <text:p text:style-name="P73"><text:tab/><text:tab/>rem rar.exe a -r -U c:\CASA\Linguaggi\DOS\DOS_ESEMPI_BAT\05_DOS_ARCHIVI_BAT *.bat *.txt</text:p>
      <text:p text:style-name="P73"><text:tab/><text:tab/>rem rar volume 10 mega: <text:s/>rar a allegato -v10m + -rv10 = 10 volumi aggiuntivi </text:p>
      <text:p text:style-name="P73"><text:tab/><text:tab/>rem i volumi dopo -rp3</text:p>
      <text:p text:style-name="P73"><text:tab/><text:tab/>REM <text:s/>esempio C:\CASA\Rar.exe a -r -u ZZ_SALVATAGGI_ARCHIVI_70_GENERICI *.* -v10m </text:p>
      <text:p text:style-name="P73"><text:tab/></text:p>
      <text:p text:style-name="P73"><text:tab/><text:tab/>@REM attenzione con il comando and DEVI RISPETTARE GLI SPAZI tra un if e l'altro ALTRIMENTI NON FUNZIONA</text:p>
      <text:p text:style-name="P73"><text:tab/><text:tab/>IF NOT %%~nG==AA_SALVATAGGI IF NOT %%~nG==ZZ99_SALVATAGGI_BACKUP (</text:p>
      <text:p text:style-name="P73"><text:tab/><text:tab/>echo -------------- <text:s/>Estraggo "%%~nG" e salvo nella path di arrivo.</text:p>
      <text:p text:style-name="P73"><text:tab/><text:tab/>C:\CASA\Rar.exe a -ep1 -r -u -v10m "%PATH_ARRIVO_s%%%~nG" "%%~fG"</text:p>
      <text:p text:style-name="P73"><text:tab/>)</text:p>
      <text:p text:style-name="P73">)</text:p>
      <text:p text:style-name="P73">eof</text:p>
      <text:p text:style-name="P63"><text:span text:style-name="space"><text:span text:style-name="T85">ESEMPIO CICLO FOR </text:span></text:span><text:span text:style-name="space"><text:span text:style-name="T86">Base</text:span></text:span></text:p>
      <text:p text:style-name="P60"><text:span text:style-name="space"><text:span text:style-name="T84">Esempio di ciclo for base che lavora gruppi di file in directory diverse, l’esempio è stato costruito</text:span></text:span></text:p>
      <text:p text:style-name="P60"><text:span text:style-name="space"><text:span text:style-name="T84">per spostare 3 gruppi di file salvati in 3 directory diverse in un unica directory. Le directory ed i file di partenza vengono prelevati come parametri esterni da file.txt e a directory di salvataggio come 4 parametro da un file.txt</text:span></text:span></text:p>
      <text:p text:style-name="P60"><text:span text:style-name="space"><text:span text:style-name="T84">@FOR.SPOSTA.FILE, <text:s/>@FOR.SPOSTA.GRUPPI.DI.FILE <text:s/>@CARICA.PARAMETRI.DA.FILE</text:span></text:span></text:p>
      <text:p text:style-name="P61"><text:span text:style-name="space"><text:span text:style-name="T87">@PARAMETRI.ESTERNI</text:span></text:span></text:p>
      <text:p text:style-name="Preformatted_20_Text"><text:span text:style-name="space"/></text:p>
      <text:p text:style-name="Preformatted_20_Text"><text:span text:style-name="space">goto note</text:span></text:p>
      <text:p text:style-name="Preformatted_20_Text"><text:span text:style-name="space"><text:tab/>ESEMPIO DI SPOSTAMENTO DI GRUPPI DI FILE @MOVE.GRUPPI.DI.FILE</text:span></text:p>
      <text:p text:style-name="Preformatted_20_Text"><text:span text:style-name="space"><text:tab/>@SPOSTA.GRUPPI.DI.FILE <text:s/>@GRUPPI.DI.FILE.SPOSTA</text:span></text:p>
      <text:p text:style-name="Preformatted_20_Text"><text:span text:style-name="space"><text:tab/></text:span></text:p>
      <text:p text:style-name="Preformatted_20_Text"><text:span text:style-name="space"><text:tab/>CON CICLO FOR BASE puoi individuare dei gruppi di file da spostare,</text:span></text:p>
      <text:p text:style-name="Preformatted_20_Text"><text:span text:style-name="space"><text:tab/>che sono collocati in cartelle diverse. I gruppi vengono acquisiti da</text:span></text:p>
      <text:p text:style-name="Preformatted_20_Text"><text:span text:style-name="space"><text:tab/>file.txt descritti in GruppoFile_01, ecc.. che contengono UNA PATH + UN GRUPPO DI FILE <text:s/>da esportare</text:span></text:p>
      <text:p text:style-name="Preformatted_20_Text"><text:span text:style-name="space"><text:tab/>intesi come tipo, *.* oppure *.xls una categoria speifica oppure un singol file prova.xls</text:span></text:p>
      <text:p text:style-name="Preformatted_20_Text"><text:span text:style-name="space"><text:tab/>NON AMMESSA UNA SECONDA PATH con altro tipo. DEVI COSTRUIRE UN NUOVO GRUPPO che preva un'altro</text:span></text:p>
      <text:p text:style-name="Preformatted_20_Text"><text:span text:style-name="space"><text:tab/>tipo da esportare che nella stessa directory.</text:span></text:p>
      <text:p text:style-name="Preformatted_20_Text"><text:span text:style-name="space"><text:tab/>Per il funzionamento creare 4 DIRECTORY di cui la prima vuota</text:span></text:p>
      <text:p text:style-name="Preformatted_20_Text"><text:span text:style-name="space"><text:tab/><text:tab/>backups</text:span></text:p>
      <text:p text:style-name="Preformatted_20_Text"><text:span text:style-name="space"><text:tab/><text:tab/><text:tab/><text:tab/>...</text:span></text:p>
      <text:p text:style-name="Preformatted_20_Text"><text:span text:style-name="space"><text:tab/><text:tab/>DEMO_01<text:tab/><text:tab/></text:span></text:p>
      <text:p text:style-name="Preformatted_20_Text"><text:span text:style-name="space"><text:tab/><text:tab/><text:tab/>gruppo_01_archive1.zip</text:span></text:p>
      <text:p text:style-name="Preformatted_20_Text"><text:span text:style-name="space"><text:tab/><text:tab/><text:tab/>gruppo_01_file1.txt</text:span></text:p>
      <text:p text:style-name="Preformatted_20_Text"><text:span text:style-name="space"><text:tab/><text:tab/><text:tab/>gruppo_01_file2.txt</text:span></text:p>
      <text:p text:style-name="Preformatted_20_Text"><text:span text:style-name="space"><text:tab/><text:tab/>DEMO_02</text:span></text:p>
      <text:p text:style-name="Preformatted_20_Text"><text:span text:style-name="space"><text:tab/><text:tab/><text:tab/>gruppo_02_7zip_ARCHIVIA_FILE_old_5gg.bat</text:span></text:p>
      <text:p text:style-name="Preformatted_20_Text"><text:span text:style-name="space"><text:tab/><text:tab/><text:tab/>gruppo_02_Acconti.xls</text:span></text:p>
      <text:p text:style-name="Preformatted_20_Text"><text:span text:style-name="space"><text:tab/><text:tab/>DEMO_03</text:span></text:p>
      <text:p text:style-name="Preformatted_20_Text"><text:span text:style-name="space"><text:tab/><text:tab/><text:tab/>gruppo_03_BOLL_05.XLS</text:span></text:p>
      <text:p text:style-name="Preformatted_20_Text"><text:span text:style-name="space"><text:tab/><text:tab/><text:tab/>gruppo_03_FOR_}--------------------------------------------------@FOR_SEMPLICE.txt</text:span></text:p>
      <text:p text:style-name="Preformatted_20_Text"><text:span text:style-name="space"><text:tab/><text:tab/></text:span></text:p>
      <text:p text:style-name="Preformatted_20_Text"><text:span text:style-name="space"><text:tab/>Per ora l'esempio è costruito solo PER 3 GRUPPI DI FILE <text:s/>ma puo essere esteso.</text:span></text:p>
      <text:p text:style-name="Preformatted_20_Text"><text:span text:style-name="space"><text:tab/><text:tab/></text:span></text:p>
      <text:p text:style-name="Preformatted_20_Text"><text:span text:style-name="space"><text:tab/>1) carico nelle variabili che rappresentano i GRUPP DI FILE </text:span></text:p>
      <text:p text:style-name="Preformatted_20_Text"><text:span text:style-name="space"><text:tab/><text:tab/>NELLE DIRECTORY DI PARTENZA</text:span></text:p>
      <text:p text:style-name="Preformatted_20_Text"><text:span text:style-name="space"><text:tab/>2) ATTIVO IL CICLO FOR PER OGNI GRUPPO DI FILE nella clausola IN<text:tab/></text:span></text:p>
      <text:p text:style-name="Preformatted_20_Text"><text:span text:style-name="space"><text:tab/> <text:s text:c="2"/>individuata comprensiva di path e utilizzo</text:span></text:p>
      <text:p text:style-name="Preformatted_20_Text"><text:span text:style-name="space"><text:tab/> <text:s text:c="2"/>il move nella clausola DO</text:span></text:p>
      <text:p text:style-name="Preformatted_20_Text"><text:span text:style-name="space">:note</text:span></text:p>
      <text:p text:style-name="Preformatted_20_Text"><text:span text:style-name="space"/></text:p>
      <text:p text:style-name="Preformatted_20_Text"><text:span text:style-name="space">@REM 1)</text:span></text:p>
      <text:p text:style-name="Preformatted_20_Text"><text:span text:style-name="space">SET /P GruppoFile01_s=&lt;GruppoFile_01.txt</text:span></text:p>
      <text:p text:style-name="Preformatted_20_Text"><text:span text:style-name="space">SET /P GruppoFile02_s=&lt;GruppoFile_02.txt</text:span></text:p>
      <text:p text:style-name="Preformatted_20_Text"><text:span text:style-name="space">SET /P GruppoFile03_s=&lt;GruppoFile_03.txt</text:span></text:p>
      <text:p text:style-name="Preformatted_20_Text"><text:span text:style-name="space"/></text:p>
      <text:p text:style-name="Preformatted_20_Text"><text:span text:style-name="space">SET /P pathArrivo_s=&lt;PathARRIVO.txt</text:span></text:p>
      <text:p text:style-name="Preformatted_20_Text"><text:span text:style-name="space"/></text:p>
      <text:p text:style-name="Preformatted_20_Text"><text:span text:style-name="space">@REM 2) </text:span></text:p>
      <text:p text:style-name="Preformatted_20_Text"><text:span text:style-name="space">FOR %%G IN ("%GruppoFile01_s%"</text:span></text:p>
      <text:p text:style-name="Preformatted_20_Text"><text:span text:style-name="space"><text:tab/> <text:s text:c="3"/>"%GruppoFile02_s%"</text:span></text:p>
      <text:p text:style-name="Preformatted_20_Text"><text:span text:style-name="space"><text:tab/> <text:s text:c="3"/>"%GruppoFile03_s%") DO move %%G "%pathArrivo_s%"</text:span></text:p>
      <text:p text:style-name="Preformatted_20_Text"><text:span text:style-name="space"/></text:p>
      <text:p text:style-name="Preformatted_20_Text"><text:span text:style-name="space">pause</text:span></text:p>
      <text:p text:style-name="P38"><text:soft-page-break/><text:a xlink:type="simple" xlink:href="https://ss64.com/nt/for.html" text:style-name="Internet_20_link" text:visited-style-name="Visited_20_Internet_20_Link"><text:span text:style-name="space"><text:span text:style-name="T38">FOR</text:span></text:span></text:a><text:span text:style-name="space"><text:span text:style-name="T42"> /D</text:span></text:span></text:p>
      <text:p text:style-name="Preformatted_20_Text"><text:span text:style-name="space"/></text:p>
      <text:p text:style-name="Standard"><text:a xlink:type="simple" xlink:href="https://ss64.com/nt/for_d.html" text:style-name="Internet_20_link" text:visited-style-name="Visited_20_Internet_20_Link"><text:span text:style-name="space">for /d - Loop through directory - Windows CMD - SS64.com</text:span></text:a><text:span text:style-name="space"> </text:span></text:p>
      <text:p text:style-name="Standard"><text:span text:style-name="space"/></text:p>
      <text:p text:style-name="Standard"><text:span text:style-name="space">Eseguire condizionalmente un comando su più directory/cartelle.</text:span></text:p>
      <text:p text:style-name="Standard"><text:span text:style-name="space"/></text:p>
      <text:p text:style-name="P22"><text:span text:style-name="space"><text:span text:style-name="T28">Key</text:span></text:span></text:p>
      <text:p text:style-name="P44"><text:s text:c="3"/><text:span text:style-name="T1">folder_set</text:span><text:span text:style-name="T69"> <text:s/>: <text:s/>A set of one or more folders enclosed in parentheses <text:tab/><text:tab/><text:tab/>(folder1,folder2). Wildcards must be used.<text:tab/></text:span><text:span text:style-name="T77">Un insieme <text:tab/><text:tab/><text:tab/>di una o più cartelle racchiuse tra parentesi <text:tab/><text:tab/><text:tab/><text:tab/><text:tab/><text:tab/>(cartella1,cartella2). I caratteri jolly devono <text:tab/><text:tab/><text:tab/><text:tab/>essere utilizzati.</text:span></text:p>
      <text:p text:style-name="P48"/>
      <text:p text:style-name="P44"><text:s text:c="3"/><text:span text:style-name="T1">command</text:span><text:span text:style-name="T69"> <text:s text:c="4"/>: <text:s/>The command to carry out, including any parameters.</text:span></text:p>
      <text:p text:style-name="P44"><text:s text:c="18"/><text:span text:style-name="T69">This can be a single command, or if you enclose it</text:span></text:p>
      <text:p text:style-name="P48"><text:span text:style-name="T29"><text:s text:c="18"/></text:span><text:span text:style-name="T28">in (</text:span><text:a xlink:type="simple" xlink:href="https://ss64.com/nt/syntax-brackets.html" text:style-name="Internet_20_link" text:visited-style-name="Visited_20_Internet_20_Link"><text:span text:style-name="T35">brackets</text:span></text:a><text:span text:style-name="T28">), several commands, one per line.</text:span><text:span text:style-name="T51">Il <text:tab/><text:tab/><text:tab/><text:tab/>comando da eseguire, inclusi eventuali parametri.</text:span></text:p>
      <text:p text:style-name="P48"><text:span text:style-name="T51"><text:s text:c="18"/>Questo può essere un comando singolo o se lo si</text:span><text:span text:style-name="T28"> <text:tab/><text:tab/><text:tab/><text:tab/></text:span><text:span text:style-name="T53">racchiude tra (parentesi)</text:span><text:span text:style-name="T51">,</text:span><text:span text:style-name="T53"> diversi comandi, uno per <text:tab/><text:tab/><text:tab/><text:tab/>riga.</text:span></text:p>
      <text:p text:style-name="P48"/>
      <text:p text:style-name="P48"><text:span text:style-name="T29"><text:s text:c="3"/></text:span><text:span text:style-name="T28">%%</text:span><text:span text:style-name="T31">parameter</text:span><text:span text:style-name="T28"> : <text:s/>A replaceable </text:span><text:a xlink:type="simple" xlink:href="https://ss64.com/nt/syntax-args.html" text:style-name="Internet_20_link" text:visited-style-name="Visited_20_Internet_20_Link"><text:span text:style-name="T35">parameter</text:span></text:a><text:span text:style-name="T28">:</text:span></text:p>
      <text:p text:style-name="P44"><text:s text:c="18"/><text:span text:style-name="T69">in a batch file use %%G (on the command line %G) </text:span><text:span text:style-name="T70">i <text:tab/><text:tab/><text:tab/><text:tab/></text:span><text:span text:style-name="T78">parametri su riga di comando %G su batch %%G</text:span></text:p>
      <text:p text:style-name="P48"/>
      <text:p text:style-name="P53"><text:span text:style-name="T29"><text:s text:c="3"/></text:span><text:span text:style-name="T28">/r <text:s text:c="9"/>: <text:s/></text:span><text:a xlink:type="simple" xlink:href="https://ss64.com/nt/for_r.html" text:style-name="Internet_20_link" text:visited-style-name="Visited_20_Internet_20_Link"><text:span text:style-name="T35">Recurse</text:span></text:a><text:span text:style-name="T28"> into subfolders (see notes below) </text:span><text:span text:style-name="T52">r</text:span><text:span text:style-name="T51">icors</text:span><text:span text:style-name="T52">ivo</text:span><text:span text:style-name="T51"> <text:tab/><text:tab/><text:tab/>in sottocartelle (vedi note sotto)</text:span></text:p>
      <text:p text:style-name="P39"><text:span text:style-name="space"><text:span text:style-name="T40">If any path in the the </text:span></text:span><text:span text:style-name="space"><text:span text:style-name="T31">folder_set</text:span></text:span><text:span text:style-name="space"><text:span text:style-name="T43"> </text:span></text:span><text:span text:style-name="space"><text:span text:style-name="T40">includes spaces, then surround the path with double quotes.</text:span></text:span><text:span text:style-name="space"><text:line-break/></text:span><text:span text:style-name="space"><text:span text:style-name="T40">If specifying a full path to any of the folders, the path separators must use a backslash, not a forward slash.</text:span></text:span><text:span text:style-name="space"><text:span text:style-name="T46">"C:\Work"</text:span></text:span><text:span text:style-name="space"> </text:span><text:span text:style-name="space"><text:span text:style-name="T74">Se qualsiasi </text:span></text:span><text:span text:style-name="space"><text:span text:style-name="T79">percorso </text:span></text:span><text:span text:style-name="space"><text:span text:style-name="T74">nella cartella_set </text:span></text:span><text:span text:style-name="space"><text:span text:style-name="T79">include spazi</text:span></text:span><text:span text:style-name="space"><text:span text:style-name="T74">, racchiudere il percorso tra </text:span></text:span><text:span text:style-name="space"><text:span text:style-name="T79">virgolette doppie</text:span></text:span><text:span text:style-name="space"><text:span text:style-name="T74">. Se si specifica un percorso completo per una qualsiasi delle cartelle, i separatori di percorso devono utilizzare una</text:span></text:span><text:span text:style-name="space"><text:span text:style-name="T79"> barra rovesciata,</text:span></text:span><text:span text:style-name="space"><text:span text:style-name="T74"> non una barra in avanti."</text:span></text:span><text:a xlink:type="simple" xlink:href="file:///C:/Work" text:style-name="Internet_20_link" text:visited-style-name="Visited_20_Internet_20_Link"><text:span text:style-name="space">C:\Work</text:span></text:a><text:span text:style-name="space"><text:span text:style-name="T74">"</text:span></text:span></text:p>
      <text:p text:style-name="P39"><text:span text:style-name="space"><text:span text:style-name="T74"/></text:span></text:p>
      <text:p text:style-name="P39"><text:span text:style-name="space"><text:span text:style-name="T40">The option </text:span></text:span><text:span text:style-name="space"><text:span text:style-name="T46">/d /r</text:span></text:span><text:span text:style-name="space"><text:span text:style-name="T43"> </text:span></text:span><text:span text:style-name="space"><text:span text:style-name="T40">is undocumented, but can be a useful combination, while it will recurse through all subfolders the wildcard will only match against Folder/Directory names (not filenames)</text:span></text:span><text:span text:style-name="space"><text:span text:style-name="T74"> </text:span></text:span></text:p>
      <text:p text:style-name="P39"><text:span text:style-name="space"><text:span text:style-name="T74">L'opzione /d /r non è documentata, ma può essere una combinazione utile, mentre ricorrerà in tutte le sottocartelle, il carattere jolly corrisponderà solo ai nomi di cartelle/directory (non nomi di file)</text:span></text:span></text:p>
      <text:p text:style-name="P39"><text:span text:style-name="space"><text:span text:style-name="T74"/></text:span></text:p>
      <text:p text:style-name="P40"><text:span text:style-name="space"><text:span text:style-name="T80">ALTERNATIVE</text:span></text:span></text:p>
      <text:p text:style-name="P39"><text:span text:style-name="space"><text:span text:style-name="T40">An alternative command to list folders and sub folders matching a wildcard is </text:span></text:span><text:a xlink:type="simple" xlink:href="https://ss64.com/nt/dir.html" text:style-name="Internet_20_link" text:visited-style-name="Visited_20_Internet_20_Link"><text:span text:style-name="space"><text:span text:style-name="T36">DIR</text:span></text:span></text:a><text:span text:style-name="space"><text:span text:style-name="T40">:</text:span></text:span><text:span text:style-name="space"><text:span text:style-name="T74"> </text:span></text:span></text:p>
      <text:p text:style-name="P39"><text:span text:style-name="space"><text:span text:style-name="T74">Un comando alternativo per elencare le cartelle e le sottocartelle corrispondenti a un carattere jolly è DIR:</text:span></text:span></text:p>
      <text:p text:style-name="P39"><text:span text:style-name="space"><text:span text:style-name="T46">C:\&gt; dir /b /s /a:d "C:\Work\reports*"</text:span></text:span><text:span text:style-name="space"><text:span text:style-name="T74"> </text:span></text:span></text:p>
      <text:p text:style-name="P39"><text:span text:style-name="space"><text:span text:style-name="T74"/></text:span></text:p>
      <text:p text:style-name="P43"/>
      <text:p text:style-name="P40"><text:span text:style-name="T40">To loop through each folder programatically, we can wrap that in a </text:span><text:a xlink:type="simple" xlink:href="https://ss64.com/nt/for_f.html" text:style-name="Internet_20_link" text:visited-style-name="Visited_20_Internet_20_Link"><text:span text:style-name="T36">FOR /F</text:span></text:a><text:span text:style-name="T43"> </text:span><text:span text:style-name="T40">command:</text:span> </text:p>
      <text:p text:style-name="P41">Per scorrere ogni cartella in modo programmatico, possiamo racchiuderla in un comando FOR /F:</text:p>
      <text:p text:style-name="P41"><text:span text:style-name="T46">C:\&gt; for /f "tokens=*" %G in ('dir /b /s /a:d "C:\Work\reports*"') do echo Found %G</text:span> </text:p>
      <text:p text:style-name="P41"/>
      <text:p text:style-name="P41"/>
      <text:p text:style-name="P41"/>
      <text:p text:style-name="P41"><text:span text:style-name="T40">or the same thing in a batch file, with the %'s doubled:</text:span> </text:p>
      <text:p text:style-name="P41">o la stessa cosa in un file batch, con il % raddoppiato:</text:p>
      <text:p text:style-name="P41"><text:span text:style-name="T46">for /f "tokens=*" %%G in ('dir /b /s /a:d "C:\Work\reports*"') do echo Found %%G</text:span> </text:p>
      <text:p text:style-name="P41"/>
      <text:p text:style-name="P21">Period/Full Stop <text:span text:style-name="T74">Periodo/Stop</text:span></text:p>
      <text:p text:style-name="P41"><text:span text:style-name="T40">Although Win32 will not recognise any file or directory name that begins or ends with a '.' (period / full stop) it is possible to include a Full Stop in the middle of a directory name and this can cause issues with FOR /D.</text:span> Sebbene Win32 non riconosca alcun nome di file o directory che inizia o finisce con un '.' (punto / punto fermo) è possibile includere un punto punto nel mezzo del nome di una directory e ciò può causare problemi con FOR /D.</text:p>
      <text:p text:style-name="P41"/>
      <text:p text:style-name="P42">ATTENZIONE ALLE DIRECTORY CON . NEL NOME UTILIZZARE %%~nxG</text:p>
      <text:p text:style-name="P41"><text:a xlink:type="simple" xlink:href="https://ss64.com/nt/syntax-args.html" text:style-name="Internet_20_link" text:visited-style-name="Visited_20_Internet_20_Link"><text:span text:style-name="T36">Parameter expansion</text:span></text:a><text:span text:style-name="T43"> </text:span><text:span text:style-name="T40">will treat a Full Stop as a file extension, so for a directory name like "</text:span><text:span text:style-name="T46">Sample 2.6.4</text:span><text:span text:style-name="T40">" the output of</text:span><text:span text:style-name="T43"> </text:span><text:span text:style-name="T46">%%~nG</text:span><text:span text:style-name="T43"> </text:span><text:span text:style-name="T40">will be truncated to "</text:span><text:span text:style-name="T46">Sample 2.6</text:span><text:span text:style-name="T40">" to return the whole folder name use </text:span><text:span text:style-name="T46">%%G</text:span><text:span text:style-name="T43"> </text:span><text:span text:style-name="T40">or </text:span><text:span text:style-name="T46">%%~nxG</text:span> </text:p>
      <text:p text:style-name="P41"/>
      <text:p text:style-name="P41">L'espansione del parametro considererà un punto come un'estensione di file, quindi per un nome di directory come "Esempio 2.6.4" l'output di %%~nG verrà troncato a "Esempio 2.6" per restituire l'intero nome della cartella utilizzare %%G o %%~nxG</text:p>
      <text:p text:style-name="P42">@punto.nel.nome</text:p>
      <text:p text:style-name="P42"/>
      <text:p text:style-name="P42"/>
      <text:p text:style-name="P42"><text:span text:style-name="T40">List every subfolder, below the folder C:\Work\ that has a name starting with "User":</text:span> </text:p>
      <text:p text:style-name="P42">Elenca ogni sottocartella, sotto la cartella C:\Work\ che ha un nome che inizia con "<text:span text:style-name="T91">User*</text:span>":</text:p>
      <text:p text:style-name="P42"><text:span text:style-name="T46">@Echo Off</text:span><text:line-break/><text:span text:style-name="T46">CD \Work</text:span><text:line-break/><text:span text:style-name="T46">FOR /D /r %%G in ("User*") DO Echo We found %%~nxG</text:span> </text:p>
      <text:p text:style-name="P42"/>
      <text:p text:style-name="P42"/>
      <text:p text:style-name="P42"/>
      <text:p text:style-name="P42"><text:span text:style-name="T40">Recurse through all the folders below C:\demo and if any have the name "version 1" rename to "version 2":</text:span> </text:p>
      <text:p text:style-name="P42">Ricorri in tutte le cartelle sotto C:\demo e se ce ne sono di "versione 1" rinominale in "versione 2":</text:p>
      <text:p text:style-name="P65"><text:span text:style-name="space"/></text:p>
      <text:h text:style-name="P7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Helvetica Neue" svg:font-family="'Helvetica Neue', Helvetica, Arial, Oxygen-Sans, Roboto, Ubuntu, sans-serif"/>
    <style:font-face style:name="Lucida Console1" svg:font-family="'Lucida Console', 'Andale Mono', Menlo, 'Courier New', Courier, monospace"/>
    <style:font-face style:name="Palatino" svg:font-family="Palatino, 'Palatino Linotype', Georgia, serif"/>
    <style:font-face style:name="Arial3" svg:font-family="Arial" style:font-family-generic="swiss"/>
    <style:font-face style:name="Courier New1" svg:font-family="'Courier New'" style:font-adornments="Normale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e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/>
    </style:style>
    <style:style style:name="code1" style:family="paragraph" style:parent-style-name="Standard" style:default-outline-level="">
      <style:paragraph-properties fo:margin-top="0.176cm" fo:margin-bottom="0.176cm" loext:contextual-spacing="false"/>
    </style:style>
    <style:style style:name="quote" style:family="paragraph" style:parent-style-name="Standard" style:default-outline-level="">
      <style:paragraph-properties fo:margin-top="0.176cm" fo:margin-bottom="0.176cm" loext:contextual-spacing="false"/>
    </style:style>
    <style:style style:name="space" style:family="paragraph" style:parent-style-name="Standard" style:default-outline-level="">
      <style:paragraph-properties fo:margin-top="0.176cm" fo:margin-bottom="0.176cm" loext:contextual-spacing="false"/>
    </style:style>
    <style:style style:name="Heading_20_1" style:display-name="Heading 1" style:family="paragraph" style:parent-style-name="Heading" style:class="text">
      <style:text-properties fo:font-size="22pt"/>
    </style:style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code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olo_20_1_20_Carattere" style:display-name="Titolo 1 Carattere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/>
    </style:style>
    <style:style style:name="Preformattato_20_HTML_20_Carattere" style:display-name="Preformattato HTML Carattere" style:family="tex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/>
    </style:style>
    <style:style style:name="Titolo_20_2_20_Carattere" style:display-name="Titolo 2 Carattere" style:family="text">
      <style:text-properties style:font-name="Calibri Light" fo:font-family="'Calibri Light'" style:font-family-generic="roman" style:font-pitch="variable" fo:font-size="14pt" fo:language="it" fo:country="IT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/>
    </style:style>
    <style:style style:name="Intestazione_20_Carattere" style:display-name="Intestazione Carattere" style:family="text">
      <style:text-properties fo:font-size="11pt" fo:language="it" fo:country="IT" style:font-size-asian="11pt" style:language-asian="en" style:country-asian="US"/>
    </style:style>
    <style:style style:name="Piè_20_di_20_pagina_20_Carattere" style:display-name="Piè di pagina Carattere" style:family="text">
      <style:text-properties fo:font-size="11pt" fo:language="it" fo:country="IT" style:font-size-asian="11pt" style:language-asian="en" style:country-asian="US"/>
    </style:style>
    <style:style style:name="space" style:family="text"/>
    <style:style style:name="HTML_20_Variable" style:display-name="HTML Variable" style:family="text">
      <style:text-properties fo:font-style="italic" style:font-style-asian="italic"/>
    </style:style>
    <style:style style:name="y2iqfc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9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8T14:54:43.887000000</meta:creation-date>
    <dc:date>2022-06-06T18:20:24.156000000</dc:date>
    <meta:editing-duration>PT6H49M3S</meta:editing-duration>
    <meta:editing-cycles>59</meta:editing-cycles>
    <meta:generator>LibreOffice/5.4.3.2$Windows_x86 LibreOffice_project/92a7159f7e4af62137622921e809f8546db437e5</meta:generator>
    <meta:document-statistic meta:table-count="0" meta:image-count="0" meta:object-count="0" meta:page-count="15" meta:paragraph-count="249" meta:word-count="3565" meta:character-count="22428" meta:non-whitespace-character-count="18483"/>
  </office:meta>
</office:document-meta>
</file>